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6.60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standard">
      <style:graphic-properties fo:min-height="0.937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0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7cm" fo:min-width="0.024cm"/>
    </style:style>
    <style:style style:name="gr8" style:family="graphic" style:parent-style-name="standard">
      <style:graphic-properties fo:min-height="0.55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1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4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5cm" fo:min-width="0cm"/>
    </style:style>
    <style:style style:name="pr1" style:family="presentation" style:parent-style-name="Padrão-title">
      <style:graphic-properties fo:min-height="2.63cm"/>
    </style:style>
    <style:style style:name="pr2" style:family="presentation" style:parent-style-name="Padrão-outline1">
      <style:graphic-properties fo:min-height="8.884cm"/>
    </style:style>
    <style:style style:name="pr3" style:family="presentation" style:parent-style-name="Padrão-notes">
      <style:graphic-properties draw:fill-color="#ffffff" fo:min-height="13.364cm"/>
    </style:style>
    <style:style style:name="pr4" style:family="presentation" style:parent-style-name="Padrão-title">
      <style:graphic-properties draw:auto-grow-height="true" fo:min-height="2.63cm"/>
    </style:style>
    <style:style style:name="pr5" style:family="presentation" style:parent-style-name="Padrão-subtitle">
      <style:graphic-properties draw:fill-color="#ffffff" draw:textarea-vertical-align="top" draw:auto-grow-height="true" fo:min-height="10.385cm"/>
    </style:style>
    <style:style style:name="pr6" style:family="presentation" style:parent-style-name="Padrão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fo:font-size="24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star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14pt" style:font-size-asian="18pt" style:font-size-complex="18pt"/>
    </style:style>
    <style:style style:name="P8" style:family="paragraph">
      <style:text-properties fo:font-size="14pt" style:font-size-asian="18pt" style:font-size-complex="18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loext:graphic-properties draw:fill="none" draw:fill-color="#ffffff"/>
      <style:text-properties fo:font-weight="bold" style:font-weight-asian="bold" style:font-weight-complex="bold"/>
    </style:style>
    <style:style style:name="P11" style:family="paragraph">
      <style:text-properties fo:font-size="18pt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style:text-properties fo:font-size="14pt"/>
    </style:style>
    <style:style style:name="P14" style:family="paragraph">
      <style:text-properties fo:font-size="18pt" fo:font-weight="bold" style:font-weight-asian="bold" style:font-weight-complex="bold"/>
    </style:style>
    <style:style style:name="P15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T1" style:family="text">
      <style:text-properties fo:font-size="24pt"/>
    </style:style>
    <style:style style:name="T2" style:family="text">
      <style:text-properties fo:font-size="24pt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 style:font-size-asian="18pt" style:font-size-complex="18pt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1">
        <office:forms form:automatic-focus="false" form:apply-design-mode="false"/>
        <draw:frame presentation:style-name="pr1" draw:layer="layout" svg:width="25.199cm" svg:height="2.63cm" svg:x="1.4cm" svg:y="3.527cm" presentation:class="title" presentation:user-transformed="true">
          <draw:text-box>
            <text:p>Vetores, Matrizes e Estruturas de Dados em Assembly</text:p>
          </draw:text-box>
        </draw:frame>
        <draw:frame presentation:style-name="pr2" draw:layer="layout" svg:width="18.399cm" svg:height="4.219cm" svg:x="4.001cm" svg:y="7.881cm" presentation:class="outline" presentation:user-transformed="true">
          <draw:text-box>
            <text:list text:style-name="L2">
              <text:list-header>
                <text:p>Prof. Ronaldo Luiz Alonso</text:p>
                <text:p>Ciência da Computação – UFMT 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0">
        <draw:frame presentation:style-name="pr4" draw:layer="layout" svg:width="25.199cm" svg:height="2.63cm" svg:x="1.4cm" svg:y="0.627cm" presentation:class="title">
          <draw:text-box>
            <text:p>Matrizes</text:p>
          </draw:text-box>
        </draw:frame>
        <draw:frame presentation:style-name="pr5" draw:text-style-name="P3" draw:layer="layout" svg:width="25.199cm" svg:height="10.385cm" svg:x="1.4cm" svg:y="3.685cm" presentation:class="subtitle" presentation:user-transformed="true">
          <draw:text-box>
            <text:p text:style-name="P2"><text:span text:style-name="T1">Modo de armazenamento na memória</text:span></text:p>
            <text:list text:style-name="L3">
              <text:list-item>
                <text:p text:style-name="P2"><text:span text:style-name="T1">Os elementos de uma matriz estão dispostos de forma contígua na memória.</text:span></text:p>
              </text:list-item>
            </text:list>
            <text:p text:style-name="P2"><text:span text:style-name="T1">Reserva de memória em C:</text:span></text:p>
            <text:p text:style-name="P2"><text:span text:style-name="T1"><text:s text:c="5"/></text:span><text:span text:style-name="T2">int</text:span><text:span text:style-name="T1"> a[10][10];</text:span></text:p>
            <text:p text:style-name="P2"><text:span text:style-name="T1"/></text:p>
            <text:p text:style-name="P2"><text:span text:style-name="T1">Reserva de memória em Assembly:</text:span></text:p>
            <text:p text:style-name="P2"><text:span text:style-name="T1"/></text:p>
            <text:p text:style-name="P2"><text:span text:style-name="T1"><text:s text:c="6"/></text:span><text:span text:style-name="T1">a <text:s text:c="6"/>times 10*10 dd <text:s/>0</text:span></text:p>
            <text:p text:style-name="P2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0">
        <draw:frame presentation:style-name="pr4" draw:layer="layout" svg:width="25.199cm" svg:height="2.63cm" svg:x="1.4cm" svg:y="0.627cm" presentation:class="title">
          <draw:text-box>
            <text:p>Matrizes </text:p>
          </draw:text-box>
        </draw:frame>
        <draw:frame draw:style-name="gr2" draw:text-style-name="P5" draw:layer="layout" svg:width="24.794cm" svg:height="6.859cm" svg:x="2.406cm" svg:y="4cm">
          <draw:text-box>
            <text:p text:style-name="P2"><text:span text:style-name="T1"><text:s/></text:span><text:span text:style-name="T1">a <text:s text:c="6"/>times 10*10 dd <text:s/>0</text:span></text:p>
            <text:p text:style-name="P2"><text:span text:style-name="T1"/></text:p>
            <text:list text:style-name="L4">
              <text:list-item>
                <text:p text:style-name="P2"><text:span text:style-name="T1">Cada inteiro ocupa 4 bytes (dd). </text:span></text:p>
              </text:list-item>
              <text:list-item>
                <text:p text:style-name="P2"><text:span text:style-name="T1">A diretiva acima reserva 100 elementos de 4 bytes cada na memória. <text:s/>Os valores desses elementos estão preenchidos todos com zero.</text:span></text:p>
              </text:list-item>
              <text:list-item>
                <text:p text:style-name="P2"><text:span text:style-name="T1">O endereço a é o endereço do elemento zero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0">
        <draw:frame draw:style-name="gr3" draw:text-style-name="P6" draw:layer="layout" svg:width="2.5cm" svg:height="1.673cm" svg:x="13.296cm" svg:y="0.6cm">
          <draw:text-box>
            <text:p>a[0][0]</text:p>
          </draw:text-box>
        </draw:frame>
        <draw:frame draw:style-name="gr4" draw:text-style-name="P7" draw:layer="layout" svg:width="0.502cm" svg:height="1.187cm" svg:x="16.396cm" svg:y="1.2cm">
          <draw:text-box>
            <text:p/>
          </draw:text-box>
        </draw:frame>
        <draw:frame draw:style-name="gr5" draw:text-style-name="P8" draw:layer="layout" svg:width="4.4cm" svg:height="1.187cm" svg:x="15.996cm" svg:y="0.8cm">
          <draw:text-box>
            <text:p/>
          </draw:text-box>
        </draw:frame>
        <draw:frame draw:style-name="gr5" draw:text-style-name="P8" draw:layer="layout" svg:width="4.4cm" svg:height="1.187cm" svg:x="15.996cm" svg:y="1.4cm">
          <draw:text-box>
            <text:p/>
          </draw:text-box>
        </draw:frame>
        <draw:frame draw:style-name="gr6" draw:text-style-name="P6" draw:layer="layout" svg:width="3.402cm" svg:height="0.962cm" svg:x="1.398cm" svg:y="2.8cm">
          <draw:text-box>
            <text:p><text:span text:style-name="T3">int</text:span> a[3][2];</text:p>
          </draw:text-box>
        </draw:frame>
        <draw:frame draw:style-name="gr4" draw:text-style-name="P7" draw:layer="layout" svg:width="0.502cm" svg:height="1.187cm" svg:x="16.396cm" svg:y="2.4cm">
          <draw:text-box>
            <text:p/>
          </draw:text-box>
        </draw:frame>
        <draw:frame draw:style-name="gr5" draw:text-style-name="P8" draw:layer="layout" svg:width="4.4cm" svg:height="1.187cm" svg:x="15.996cm" svg:y="2cm">
          <draw:text-box>
            <text:p/>
          </draw:text-box>
        </draw:frame>
        <draw:frame draw:style-name="gr5" draw:text-style-name="P8" draw:layer="layout" svg:width="4.4cm" svg:height="1.187cm" svg:x="15.996cm" svg:y="2.6cm">
          <draw:text-box>
            <text:p/>
          </draw:text-box>
        </draw:frame>
        <draw:frame draw:style-name="gr3" draw:text-style-name="P6" draw:layer="layout" svg:width="2.5cm" svg:height="1.673cm" svg:x="13.297cm" svg:y="3cm">
          <draw:text-box>
            <text:p>a[0][1]</text:p>
          </draw:text-box>
        </draw:frame>
        <draw:frame draw:style-name="gr4" draw:text-style-name="P7" draw:layer="layout" svg:width="0.502cm" svg:height="1.187cm" svg:x="16.397cm" svg:y="3.6cm">
          <draw:text-box>
            <text:p/>
          </draw:text-box>
        </draw:frame>
        <draw:frame draw:style-name="gr5" draw:text-style-name="P8" draw:layer="layout" svg:width="4.4cm" svg:height="1.187cm" svg:x="15.997cm" svg:y="3.2cm">
          <draw:text-box>
            <text:p/>
          </draw:text-box>
        </draw:frame>
        <draw:frame draw:style-name="gr5" draw:text-style-name="P8" draw:layer="layout" svg:width="4.4cm" svg:height="1.187cm" svg:x="15.997cm" svg:y="3.8cm">
          <draw:text-box>
            <text:p/>
          </draw:text-box>
        </draw:frame>
        <draw:frame draw:style-name="gr4" draw:text-style-name="P7" draw:layer="layout" svg:width="0.502cm" svg:height="1.187cm" svg:x="16.397cm" svg:y="4.8cm">
          <draw:text-box>
            <text:p/>
          </draw:text-box>
        </draw:frame>
        <draw:frame draw:style-name="gr5" draw:text-style-name="P8" draw:layer="layout" svg:width="4.4cm" svg:height="1.187cm" svg:x="15.997cm" svg:y="4.4cm">
          <draw:text-box>
            <text:p/>
          </draw:text-box>
        </draw:frame>
        <draw:frame draw:style-name="gr5" draw:text-style-name="P8" draw:layer="layout" svg:width="4.4cm" svg:height="1.187cm" svg:x="15.997cm" svg:y="5cm">
          <draw:text-box>
            <text:p/>
          </draw:text-box>
        </draw:frame>
        <draw:frame draw:style-name="gr3" draw:text-style-name="P6" draw:layer="layout" svg:width="2.5cm" svg:height="1.673cm" svg:x="13.298cm" svg:y="5.4cm">
          <draw:text-box>
            <text:p>a[1][0]</text:p>
          </draw:text-box>
        </draw:frame>
        <draw:frame draw:style-name="gr4" draw:text-style-name="P7" draw:layer="layout" svg:width="0.502cm" svg:height="1.187cm" svg:x="16.398cm" svg:y="6cm">
          <draw:text-box>
            <text:p/>
          </draw:text-box>
        </draw:frame>
        <draw:frame draw:style-name="gr5" draw:text-style-name="P8" draw:layer="layout" svg:width="4.4cm" svg:height="1.187cm" svg:x="15.998cm" svg:y="5.6cm">
          <draw:text-box>
            <text:p/>
          </draw:text-box>
        </draw:frame>
        <draw:frame draw:style-name="gr5" draw:text-style-name="P8" draw:layer="layout" svg:width="4.4cm" svg:height="1.187cm" svg:x="15.998cm" svg:y="6.2cm">
          <draw:text-box>
            <text:p/>
          </draw:text-box>
        </draw:frame>
        <draw:frame draw:style-name="gr4" draw:text-style-name="P7" draw:layer="layout" svg:width="0.502cm" svg:height="1.187cm" svg:x="16.398cm" svg:y="7.2cm">
          <draw:text-box>
            <text:p/>
          </draw:text-box>
        </draw:frame>
        <draw:frame draw:style-name="gr5" draw:text-style-name="P8" draw:layer="layout" svg:width="4.4cm" svg:height="1.187cm" svg:x="15.998cm" svg:y="6.8cm">
          <draw:text-box>
            <text:p/>
          </draw:text-box>
        </draw:frame>
        <draw:frame draw:style-name="gr5" draw:text-style-name="P8" draw:layer="layout" svg:width="4.4cm" svg:height="1.187cm" svg:x="15.998cm" svg:y="7.4cm">
          <draw:text-box>
            <text:p/>
          </draw:text-box>
        </draw:frame>
        <draw:frame draw:style-name="gr3" draw:text-style-name="P6" draw:layer="layout" svg:width="2.5cm" svg:height="1.673cm" svg:x="13.299cm" svg:y="7.8cm">
          <draw:text-box>
            <text:p>a[1][1]</text:p>
          </draw:text-box>
        </draw:frame>
        <draw:frame draw:style-name="gr4" draw:text-style-name="P7" draw:layer="layout" svg:width="0.502cm" svg:height="1.187cm" svg:x="16.399cm" svg:y="8.4cm">
          <draw:text-box>
            <text:p/>
          </draw:text-box>
        </draw:frame>
        <draw:frame draw:style-name="gr5" draw:text-style-name="P8" draw:layer="layout" svg:width="4.4cm" svg:height="1.187cm" svg:x="15.999cm" svg:y="8cm">
          <draw:text-box>
            <text:p/>
          </draw:text-box>
        </draw:frame>
        <draw:frame draw:style-name="gr5" draw:text-style-name="P8" draw:layer="layout" svg:width="4.4cm" svg:height="1.187cm" svg:x="15.999cm" svg:y="8.6cm">
          <draw:text-box>
            <text:p/>
          </draw:text-box>
        </draw:frame>
        <draw:frame draw:style-name="gr4" draw:text-style-name="P7" draw:layer="layout" svg:width="0.502cm" svg:height="1.187cm" svg:x="16.399cm" svg:y="9.6cm">
          <draw:text-box>
            <text:p/>
          </draw:text-box>
        </draw:frame>
        <draw:frame draw:style-name="gr5" draw:text-style-name="P8" draw:layer="layout" svg:width="4.4cm" svg:height="1.187cm" svg:x="15.999cm" svg:y="9.2cm">
          <draw:text-box>
            <text:p/>
          </draw:text-box>
        </draw:frame>
        <draw:frame draw:style-name="gr5" draw:text-style-name="P8" draw:layer="layout" svg:width="4.4cm" svg:height="1.187cm" svg:x="15.999cm" svg:y="9.8cm">
          <draw:text-box>
            <text:p/>
          </draw:text-box>
        </draw:frame>
        <draw:frame draw:style-name="gr4" draw:text-style-name="P7" draw:layer="layout" svg:width="0.502cm" svg:height="1.187cm" svg:x="16.399cm" svg:y="10.8cm">
          <draw:text-box>
            <text:p/>
          </draw:text-box>
        </draw:frame>
        <draw:frame draw:style-name="gr3" draw:text-style-name="P6" draw:layer="layout" svg:width="2.5cm" svg:height="1.673cm" svg:x="13.3cm" svg:y="10.2cm">
          <draw:text-box>
            <text:p>a[2][0]</text:p>
          </draw:text-box>
        </draw:frame>
        <draw:frame draw:style-name="gr4" draw:text-style-name="P7" draw:layer="layout" svg:width="0.502cm" svg:height="1.187cm" svg:x="16.4cm" svg:y="10.8cm">
          <draw:text-box>
            <text:p/>
          </draw:text-box>
        </draw:frame>
        <draw:frame draw:style-name="gr5" draw:text-style-name="P8" draw:layer="layout" svg:width="4.4cm" svg:height="1.187cm" svg:x="16cm" svg:y="10.4cm">
          <draw:text-box>
            <text:p/>
          </draw:text-box>
        </draw:frame>
        <draw:frame draw:style-name="gr5" draw:text-style-name="P8" draw:layer="layout" svg:width="4.4cm" svg:height="1.187cm" svg:x="16cm" svg:y="11cm">
          <draw:text-box>
            <text:p/>
          </draw:text-box>
        </draw:frame>
        <draw:frame draw:style-name="gr4" draw:text-style-name="P7" draw:layer="layout" svg:width="0.502cm" svg:height="1.187cm" svg:x="16.4cm" svg:y="12cm">
          <draw:text-box>
            <text:p/>
          </draw:text-box>
        </draw:frame>
        <draw:frame draw:style-name="gr5" draw:text-style-name="P8" draw:layer="layout" svg:width="4.4cm" svg:height="1.187cm" svg:x="16cm" svg:y="11.6cm">
          <draw:text-box>
            <text:p/>
          </draw:text-box>
        </draw:frame>
        <draw:frame draw:style-name="gr5" draw:text-style-name="P8" draw:layer="layout" svg:width="4.4cm" svg:height="1.187cm" svg:x="16cm" svg:y="12.2cm">
          <draw:text-box>
            <text:p/>
          </draw:text-box>
        </draw:frame>
        <draw:frame draw:style-name="gr4" draw:text-style-name="P7" draw:layer="layout" svg:width="0.502cm" svg:height="1.187cm" svg:x="16.4cm" svg:y="13cm">
          <draw:text-box>
            <text:p/>
          </draw:text-box>
        </draw:frame>
        <draw:frame draw:style-name="gr4" draw:text-style-name="P7" draw:layer="layout" svg:width="0.502cm" svg:height="1.187cm" svg:x="16.395cm" svg:y="13.138cm">
          <draw:text-box>
            <text:p/>
          </draw:text-box>
        </draw:frame>
        <draw:frame draw:style-name="gr3" draw:text-style-name="P6" draw:layer="layout" svg:width="2.5cm" svg:height="1.673cm" svg:x="13.296cm" svg:y="12.538cm">
          <draw:text-box>
            <text:p>a[2][1]</text:p>
          </draw:text-box>
        </draw:frame>
        <draw:frame draw:style-name="gr4" draw:text-style-name="P7" draw:layer="layout" svg:width="0.502cm" svg:height="1.187cm" svg:x="16.396cm" svg:y="13.138cm">
          <draw:text-box>
            <text:p/>
          </draw:text-box>
        </draw:frame>
        <draw:frame draw:style-name="gr5" draw:text-style-name="P8" draw:layer="layout" svg:width="4.4cm" svg:height="1.187cm" svg:x="15.996cm" svg:y="12.738cm">
          <draw:text-box>
            <text:p/>
          </draw:text-box>
        </draw:frame>
        <draw:frame draw:style-name="gr5" draw:text-style-name="P8" draw:layer="layout" svg:width="4.4cm" svg:height="1.187cm" svg:x="15.996cm" svg:y="13.338cm">
          <draw:text-box>
            <text:p/>
          </draw:text-box>
        </draw:frame>
        <draw:frame draw:style-name="gr4" draw:text-style-name="P7" draw:layer="layout" svg:width="0.502cm" svg:height="1.187cm" svg:x="16.396cm" svg:y="14.338cm">
          <draw:text-box>
            <text:p/>
          </draw:text-box>
        </draw:frame>
        <draw:frame draw:style-name="gr5" draw:text-style-name="P8" draw:layer="layout" svg:width="4.4cm" svg:height="1.187cm" svg:x="15.996cm" svg:y="13.938cm">
          <draw:text-box>
            <text:p/>
          </draw:text-box>
        </draw:frame>
        <draw:frame draw:style-name="gr5" draw:text-style-name="P8" draw:layer="layout" svg:width="4.4cm" svg:height="1.187cm" svg:x="15.996cm" svg:y="14.538cm">
          <draw:text-box>
            <text:p/>
          </draw:text-box>
        </draw:frame>
        <draw:frame draw:style-name="gr7" draw:text-style-name="P7" draw:layer="layout" svg:width="0.502cm" svg:height="1.187cm" svg:x="16.396cm" svg:y="1.2cm">
          <draw:text-box>
            <text:p/>
          </draw:text-box>
        </draw:frame>
        <draw:frame draw:style-name="gr8" draw:text-style-name="P8" draw:layer="layout" svg:width="4.4cm" svg:height="0.806cm" svg:x="15.996cm" svg:y="0.8cm">
          <draw:text-box>
            <text:p><text:span text:style-name="T4">0</text:span></text:p>
          </draw:text-box>
        </draw:frame>
        <draw:frame draw:style-name="gr8" draw:text-style-name="P8" draw:layer="layout" svg:width="4.4cm" svg:height="0.806cm" svg:x="15.996cm" svg:y="1.4cm">
          <draw:text-box>
            <text:p><text:span text:style-name="T4">1</text:span></text:p>
          </draw:text-box>
        </draw:frame>
        <draw:frame draw:style-name="gr7" draw:text-style-name="P7" draw:layer="layout" svg:width="0.502cm" svg:height="1.187cm" svg:x="16.396cm" svg:y="2.4cm">
          <draw:text-box>
            <text:p/>
          </draw:text-box>
        </draw:frame>
        <draw:frame draw:style-name="gr8" draw:text-style-name="P8" draw:layer="layout" svg:width="4.4cm" svg:height="0.806cm" svg:x="15.996cm" svg:y="2cm">
          <draw:text-box>
            <text:p><text:span text:style-name="T4">2</text:span></text:p>
          </draw:text-box>
        </draw:frame>
        <draw:frame draw:style-name="gr8" draw:text-style-name="P8" draw:layer="layout" svg:width="4.4cm" svg:height="0.806cm" svg:x="15.996cm" svg:y="2.6cm">
          <draw:text-box>
            <text:p><text:span text:style-name="T4">3</text:span></text:p>
          </draw:text-box>
        </draw:frame>
        <draw:frame draw:style-name="gr7" draw:text-style-name="P7" draw:layer="layout" svg:width="0.502cm" svg:height="1.187cm" svg:x="16.397cm" svg:y="3.6cm">
          <draw:text-box>
            <text:p/>
          </draw:text-box>
        </draw:frame>
        <draw:frame draw:style-name="gr8" draw:text-style-name="P8" draw:layer="layout" svg:width="4.4cm" svg:height="0.806cm" svg:x="15.997cm" svg:y="3.2cm">
          <draw:text-box>
            <text:p><text:span text:style-name="T4">4</text:span></text:p>
          </draw:text-box>
        </draw:frame>
        <draw:frame draw:style-name="gr8" draw:text-style-name="P8" draw:layer="layout" svg:width="4.4cm" svg:height="0.806cm" svg:x="15.997cm" svg:y="3.8cm">
          <draw:text-box>
            <text:p><text:span text:style-name="T4">5</text:span></text:p>
          </draw:text-box>
        </draw:frame>
        <draw:frame draw:style-name="gr7" draw:text-style-name="P7" draw:layer="layout" svg:width="0.502cm" svg:height="1.187cm" svg:x="16.397cm" svg:y="4.8cm">
          <draw:text-box>
            <text:p/>
          </draw:text-box>
        </draw:frame>
        <draw:frame draw:style-name="gr8" draw:text-style-name="P8" draw:layer="layout" svg:width="4.4cm" svg:height="0.806cm" svg:x="15.997cm" svg:y="4.4cm">
          <draw:text-box>
            <text:p><text:span text:style-name="T4">6</text:span></text:p>
          </draw:text-box>
        </draw:frame>
        <draw:frame draw:style-name="gr8" draw:text-style-name="P8" draw:layer="layout" svg:width="4.4cm" svg:height="0.806cm" svg:x="15.997cm" svg:y="5cm">
          <draw:text-box>
            <text:p><text:span text:style-name="T4">7</text:span></text:p>
          </draw:text-box>
        </draw:frame>
        <draw:frame draw:style-name="gr7" draw:text-style-name="P7" draw:layer="layout" svg:width="0.502cm" svg:height="1.187cm" svg:x="16.398cm" svg:y="6cm">
          <draw:text-box>
            <text:p/>
          </draw:text-box>
        </draw:frame>
        <draw:frame draw:style-name="gr8" draw:text-style-name="P8" draw:layer="layout" svg:width="4.4cm" svg:height="0.806cm" svg:x="15.998cm" svg:y="5.6cm">
          <draw:text-box>
            <text:p><text:span text:style-name="T4">8</text:span></text:p>
          </draw:text-box>
        </draw:frame>
        <draw:frame draw:style-name="gr8" draw:text-style-name="P8" draw:layer="layout" svg:width="4.4cm" svg:height="0.806cm" svg:x="15.998cm" svg:y="6.2cm">
          <draw:text-box>
            <text:p><text:span text:style-name="T4">9</text:span></text:p>
          </draw:text-box>
        </draw:frame>
        <draw:frame draw:style-name="gr7" draw:text-style-name="P7" draw:layer="layout" svg:width="0.502cm" svg:height="1.187cm" svg:x="16.398cm" svg:y="7.2cm">
          <draw:text-box>
            <text:p/>
          </draw:text-box>
        </draw:frame>
        <draw:frame draw:style-name="gr8" draw:text-style-name="P8" draw:layer="layout" svg:width="4.4cm" svg:height="0.806cm" svg:x="15.998cm" svg:y="6.8cm">
          <draw:text-box>
            <text:p><text:span text:style-name="T4">10</text:span></text:p>
          </draw:text-box>
        </draw:frame>
        <draw:frame draw:style-name="gr8" draw:text-style-name="P8" draw:layer="layout" svg:width="4.4cm" svg:height="0.806cm" svg:x="15.998cm" svg:y="7.4cm">
          <draw:text-box>
            <text:p><text:span text:style-name="T4">11</text:span></text:p>
          </draw:text-box>
        </draw:frame>
        <draw:frame draw:style-name="gr7" draw:text-style-name="P7" draw:layer="layout" svg:width="0.502cm" svg:height="1.187cm" svg:x="16.399cm" svg:y="8.4cm">
          <draw:text-box>
            <text:p/>
          </draw:text-box>
        </draw:frame>
        <draw:frame draw:style-name="gr8" draw:text-style-name="P8" draw:layer="layout" svg:width="4.4cm" svg:height="0.806cm" svg:x="15.999cm" svg:y="8cm">
          <draw:text-box>
            <text:p><text:span text:style-name="T4">12</text:span></text:p>
          </draw:text-box>
        </draw:frame>
        <draw:frame draw:style-name="gr8" draw:text-style-name="P8" draw:layer="layout" svg:width="4.4cm" svg:height="0.806cm" svg:x="15.999cm" svg:y="8.6cm">
          <draw:text-box>
            <text:p><text:span text:style-name="T4">13</text:span></text:p>
          </draw:text-box>
        </draw:frame>
        <draw:frame draw:style-name="gr7" draw:text-style-name="P7" draw:layer="layout" svg:width="0.502cm" svg:height="1.187cm" svg:x="16.399cm" svg:y="9.6cm">
          <draw:text-box>
            <text:p/>
          </draw:text-box>
        </draw:frame>
        <draw:frame draw:style-name="gr8" draw:text-style-name="P8" draw:layer="layout" svg:width="4.4cm" svg:height="0.806cm" svg:x="15.999cm" svg:y="9.2cm">
          <draw:text-box>
            <text:p><text:span text:style-name="T4">14</text:span></text:p>
          </draw:text-box>
        </draw:frame>
        <draw:frame draw:style-name="gr8" draw:text-style-name="P8" draw:layer="layout" svg:width="4.4cm" svg:height="0.806cm" svg:x="15.999cm" svg:y="9.8cm">
          <draw:text-box>
            <text:p><text:span text:style-name="T4">15</text:span></text:p>
          </draw:text-box>
        </draw:frame>
        <draw:frame draw:style-name="gr7" draw:text-style-name="P7" draw:layer="layout" svg:width="0.502cm" svg:height="1.187cm" svg:x="16.399cm" svg:y="10.8cm">
          <draw:text-box>
            <text:p/>
          </draw:text-box>
        </draw:frame>
        <draw:frame draw:style-name="gr7" draw:text-style-name="P7" draw:layer="layout" svg:width="0.502cm" svg:height="1.187cm" svg:x="16.4cm" svg:y="10.8cm">
          <draw:text-box>
            <text:p/>
          </draw:text-box>
        </draw:frame>
        <draw:frame draw:style-name="gr8" draw:text-style-name="P8" draw:layer="layout" svg:width="4.4cm" svg:height="0.806cm" svg:x="16cm" svg:y="10.4cm">
          <draw:text-box>
            <text:p><text:span text:style-name="T4">16</text:span></text:p>
          </draw:text-box>
        </draw:frame>
        <draw:frame draw:style-name="gr8" draw:text-style-name="P8" draw:layer="layout" svg:width="4.4cm" svg:height="0.806cm" svg:x="16cm" svg:y="11cm">
          <draw:text-box>
            <text:p><text:span text:style-name="T4">17</text:span></text:p>
          </draw:text-box>
        </draw:frame>
        <draw:frame draw:style-name="gr7" draw:text-style-name="P7" draw:layer="layout" svg:width="0.502cm" svg:height="1.187cm" svg:x="16.4cm" svg:y="12cm">
          <draw:text-box>
            <text:p/>
          </draw:text-box>
        </draw:frame>
        <draw:frame draw:style-name="gr8" draw:text-style-name="P8" draw:layer="layout" svg:width="4.4cm" svg:height="0.806cm" svg:x="16cm" svg:y="11.6cm">
          <draw:text-box>
            <text:p><text:span text:style-name="T4">18</text:span></text:p>
          </draw:text-box>
        </draw:frame>
        <draw:frame draw:style-name="gr8" draw:text-style-name="P8" draw:layer="layout" svg:width="4.4cm" svg:height="0.806cm" svg:x="16cm" svg:y="12.2cm">
          <draw:text-box>
            <text:p><text:span text:style-name="T4">19</text:span></text:p>
          </draw:text-box>
        </draw:frame>
        <draw:frame draw:style-name="gr7" draw:text-style-name="P7" draw:layer="layout" svg:width="0.502cm" svg:height="1.187cm" svg:x="16.4cm" svg:y="13cm">
          <draw:text-box>
            <text:p/>
          </draw:text-box>
        </draw:frame>
        <draw:frame draw:style-name="gr7" draw:text-style-name="P7" draw:layer="layout" svg:width="0.502cm" svg:height="1.187cm" svg:x="16.395cm" svg:y="13.138cm">
          <draw:text-box>
            <text:p/>
          </draw:text-box>
        </draw:frame>
        <draw:frame draw:style-name="gr7" draw:text-style-name="P7" draw:layer="layout" svg:width="0.502cm" svg:height="1.187cm" svg:x="16.396cm" svg:y="13.138cm">
          <draw:text-box>
            <text:p/>
          </draw:text-box>
        </draw:frame>
        <draw:frame draw:style-name="gr8" draw:text-style-name="P8" draw:layer="layout" svg:width="4.4cm" svg:height="0.806cm" svg:x="15.996cm" svg:y="12.738cm">
          <draw:text-box>
            <text:p><text:span text:style-name="T4">20</text:span></text:p>
          </draw:text-box>
        </draw:frame>
        <draw:frame draw:style-name="gr8" draw:text-style-name="P8" draw:layer="layout" svg:width="4.4cm" svg:height="0.806cm" svg:x="15.996cm" svg:y="13.338cm">
          <draw:text-box>
            <text:p><text:span text:style-name="T4">21</text:span></text:p>
          </draw:text-box>
        </draw:frame>
        <draw:frame draw:style-name="gr7" draw:text-style-name="P7" draw:layer="layout" svg:width="0.502cm" svg:height="1.187cm" svg:x="16.396cm" svg:y="14.338cm">
          <draw:text-box>
            <text:p/>
          </draw:text-box>
        </draw:frame>
        <draw:frame draw:style-name="gr8" draw:text-style-name="P8" draw:layer="layout" svg:width="4.4cm" svg:height="0.806cm" svg:x="15.996cm" svg:y="13.938cm">
          <draw:text-box>
            <text:p><text:span text:style-name="T4">22</text:span></text:p>
          </draw:text-box>
        </draw:frame>
        <draw:frame draw:style-name="gr8" draw:text-style-name="P8" draw:layer="layout" svg:width="4.4cm" svg:height="0.806cm" svg:x="15.996cm" svg:y="14.538cm">
          <draw:text-box>
            <text:p><text:span text:style-name="T4">23</text:span></text:p>
          </draw:text-box>
        </draw:frame>
        <draw:frame draw:style-name="gr9" draw:text-style-name="P6" draw:layer="layout" svg:width="4.2cm" svg:height="1cm" svg:x="20.6cm" svg:y="0.6cm">
          <draw:text-box>
            <text:p>a+4*(2*0+0)</text:p>
          </draw:text-box>
        </draw:frame>
        <draw:frame draw:style-name="gr9" draw:text-style-name="P6" draw:layer="layout" svg:width="4.2cm" svg:height="1cm" svg:x="20.6cm" svg:y="3cm">
          <draw:text-box>
            <text:p>a+4*(2*0+1)</text:p>
          </draw:text-box>
        </draw:frame>
        <draw:frame draw:style-name="gr9" draw:text-style-name="P6" draw:layer="layout" svg:width="4.2cm" svg:height="1cm" svg:x="20.6cm" svg:y="5.4cm">
          <draw:text-box>
            <text:p>a+4*(2*1+0)</text:p>
          </draw:text-box>
        </draw:frame>
        <draw:frame draw:style-name="gr9" draw:text-style-name="P6" draw:layer="layout" svg:width="4.2cm" svg:height="1cm" svg:x="20.6cm" svg:y="7.8cm">
          <draw:text-box>
            <text:p>a+4*(2*1+1)</text:p>
          </draw:text-box>
        </draw:frame>
        <draw:frame draw:style-name="gr9" draw:text-style-name="P6" draw:layer="layout" svg:width="4.2cm" svg:height="1cm" svg:x="20.6cm" svg:y="10.2cm">
          <draw:text-box>
            <text:p>a+4*(2*2+0)</text:p>
          </draw:text-box>
        </draw:frame>
        <draw:frame draw:style-name="gr9" draw:text-style-name="P6" draw:layer="layout" svg:width="4.2cm" svg:height="1cm" svg:x="20.6cm" svg:y="12.6cm">
          <draw:text-box>
            <text:p>a+4*(2*2+1)</text:p>
          </draw:text-box>
        </draw:frame>
        <draw:frame draw:style-name="gr10" draw:text-style-name="P6" draw:layer="layout" svg:width="2.267cm" svg:height="0.962cm" svg:x="0.8cm" svg:y="4.6cm">
          <draw:text-box>
            <text:p>Em C:</text:p>
          </draw:text-box>
        </draw:frame>
        <draw:frame draw:style-name="gr10" draw:text-style-name="P6" draw:layer="layout" svg:width="4.519cm" svg:height="0.962cm" svg:x="5.6cm" svg:y="4.638cm">
          <draw:text-box>
            <text:p>Em Assembly:</text:p>
          </draw:text-box>
        </draw:frame>
        <draw:frame draw:style-name="gr10" draw:text-style-name="P6" draw:layer="layout" svg:width="3.415cm" svg:height="0.962cm" svg:x="0.801cm" svg:y="6cm">
          <draw:text-box>
            <text:p>a=&amp;a[0][0]</text:p>
          </draw:text-box>
        </draw:frame>
        <draw:frame draw:style-name="gr11" draw:text-style-name="P6" draw:layer="layout" svg:width="8cm" svg:height="2.384cm" svg:x="5.4cm" svg:y="5.838cm">
          <draw:text-box>
            <text:p>a=Endereço do primeiro</text:p>
            <text:p>byte inteiro da primeira linha e primeira coluna. </text:p>
          </draw:text-box>
        </draw:frame>
        <draw:frame draw:style-name="gr10" draw:text-style-name="P6" draw:layer="layout" svg:width="3.237cm" svg:height="0.962cm" svg:x="0.802cm" svg:y="9cm">
          <draw:text-box>
            <text:p>*a=a[0][0]</text:p>
          </draw:text-box>
        </draw:frame>
        <draw:frame draw:style-name="gr11" draw:text-style-name="P6" draw:layer="layout" svg:width="8cm" svg:height="3.095cm" svg:x="5.4cm" svg:y="8.938cm">
          <draw:text-box>
            <text:p>dword [a]= conteúdo dos 4 <text:s/>primeiros bytes do inteiro da primeira linha e primeira coluna. </text:p>
          </draw:text-box>
        </draw:frame>
        <draw:frame draw:style-name="gr10" draw:text-style-name="P10" draw:layer="layout" svg:width="8.304cm" svg:height="0.962cm" svg:x="1cm" svg:y="1cm">
          <draw:text-box>
            <text:p text:style-name="P9"><text:span text:style-name="T3">Forma 1: Linhas primeir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0">
        <draw:frame draw:style-name="gr3" draw:text-style-name="P6" draw:layer="layout" svg:width="2.5cm" svg:height="1.673cm" svg:x="13.296cm" svg:y="0.6cm">
          <draw:text-box>
            <text:p>a[0][0]</text:p>
          </draw:text-box>
        </draw:frame>
        <draw:frame draw:style-name="gr4" draw:text-style-name="P7" draw:layer="layout" svg:width="0.502cm" svg:height="1.187cm" svg:x="16.396cm" svg:y="1.2cm">
          <draw:text-box>
            <text:p/>
          </draw:text-box>
        </draw:frame>
        <draw:frame draw:style-name="gr5" draw:text-style-name="P8" draw:layer="layout" svg:width="4.4cm" svg:height="1.187cm" svg:x="15.996cm" svg:y="0.8cm">
          <draw:text-box>
            <text:p/>
          </draw:text-box>
        </draw:frame>
        <draw:frame draw:style-name="gr5" draw:text-style-name="P8" draw:layer="layout" svg:width="4.4cm" svg:height="1.187cm" svg:x="15.996cm" svg:y="1.4cm">
          <draw:text-box>
            <text:p/>
          </draw:text-box>
        </draw:frame>
        <draw:frame draw:style-name="gr6" draw:text-style-name="P6" draw:layer="layout" svg:width="3.402cm" svg:height="0.962cm" svg:x="1.2cm" svg:y="1.276cm">
          <draw:text-box>
            <text:p><text:span text:style-name="T3">int</text:span> a[3][2];</text:p>
          </draw:text-box>
        </draw:frame>
        <draw:frame draw:style-name="gr4" draw:text-style-name="P7" draw:layer="layout" svg:width="0.502cm" svg:height="1.187cm" svg:x="16.396cm" svg:y="2.4cm">
          <draw:text-box>
            <text:p/>
          </draw:text-box>
        </draw:frame>
        <draw:frame draw:style-name="gr5" draw:text-style-name="P8" draw:layer="layout" svg:width="4.4cm" svg:height="1.187cm" svg:x="15.996cm" svg:y="2cm">
          <draw:text-box>
            <text:p/>
          </draw:text-box>
        </draw:frame>
        <draw:frame draw:style-name="gr5" draw:text-style-name="P8" draw:layer="layout" svg:width="4.4cm" svg:height="1.187cm" svg:x="15.996cm" svg:y="2.6cm">
          <draw:text-box>
            <text:p/>
          </draw:text-box>
        </draw:frame>
        <draw:frame draw:style-name="gr3" draw:text-style-name="P6" draw:layer="layout" svg:width="2.5cm" svg:height="1.673cm" svg:x="13.297cm" svg:y="3cm">
          <draw:text-box>
            <text:p>a[0][1]</text:p>
          </draw:text-box>
        </draw:frame>
        <draw:frame draw:style-name="gr4" draw:text-style-name="P7" draw:layer="layout" svg:width="0.502cm" svg:height="1.187cm" svg:x="16.397cm" svg:y="3.6cm">
          <draw:text-box>
            <text:p/>
          </draw:text-box>
        </draw:frame>
        <draw:frame draw:style-name="gr5" draw:text-style-name="P8" draw:layer="layout" svg:width="4.4cm" svg:height="1.187cm" svg:x="15.997cm" svg:y="3.2cm">
          <draw:text-box>
            <text:p/>
          </draw:text-box>
        </draw:frame>
        <draw:frame draw:style-name="gr5" draw:text-style-name="P8" draw:layer="layout" svg:width="4.4cm" svg:height="1.187cm" svg:x="15.997cm" svg:y="3.8cm">
          <draw:text-box>
            <text:p/>
          </draw:text-box>
        </draw:frame>
        <draw:frame draw:style-name="gr4" draw:text-style-name="P7" draw:layer="layout" svg:width="0.502cm" svg:height="1.187cm" svg:x="16.397cm" svg:y="4.8cm">
          <draw:text-box>
            <text:p/>
          </draw:text-box>
        </draw:frame>
        <draw:frame draw:style-name="gr5" draw:text-style-name="P8" draw:layer="layout" svg:width="4.4cm" svg:height="1.187cm" svg:x="15.997cm" svg:y="4.4cm">
          <draw:text-box>
            <text:p/>
          </draw:text-box>
        </draw:frame>
        <draw:frame draw:style-name="gr5" draw:text-style-name="P8" draw:layer="layout" svg:width="4.4cm" svg:height="1.187cm" svg:x="15.997cm" svg:y="5cm">
          <draw:text-box>
            <text:p/>
          </draw:text-box>
        </draw:frame>
        <draw:frame draw:style-name="gr3" draw:text-style-name="P6" draw:layer="layout" svg:width="2.5cm" svg:height="1.673cm" svg:x="13.298cm" svg:y="5.4cm">
          <draw:text-box>
            <text:p>a[1][0]</text:p>
          </draw:text-box>
        </draw:frame>
        <draw:frame draw:style-name="gr4" draw:text-style-name="P7" draw:layer="layout" svg:width="0.502cm" svg:height="1.187cm" svg:x="16.398cm" svg:y="6cm">
          <draw:text-box>
            <text:p/>
          </draw:text-box>
        </draw:frame>
        <draw:frame draw:style-name="gr5" draw:text-style-name="P8" draw:layer="layout" svg:width="4.4cm" svg:height="1.187cm" svg:x="15.998cm" svg:y="5.6cm">
          <draw:text-box>
            <text:p/>
          </draw:text-box>
        </draw:frame>
        <draw:frame draw:style-name="gr5" draw:text-style-name="P8" draw:layer="layout" svg:width="4.4cm" svg:height="1.187cm" svg:x="15.998cm" svg:y="6.2cm">
          <draw:text-box>
            <text:p/>
          </draw:text-box>
        </draw:frame>
        <draw:frame draw:style-name="gr4" draw:text-style-name="P7" draw:layer="layout" svg:width="0.502cm" svg:height="1.187cm" svg:x="16.398cm" svg:y="7.2cm">
          <draw:text-box>
            <text:p/>
          </draw:text-box>
        </draw:frame>
        <draw:frame draw:style-name="gr5" draw:text-style-name="P8" draw:layer="layout" svg:width="4.4cm" svg:height="1.187cm" svg:x="15.998cm" svg:y="6.8cm">
          <draw:text-box>
            <text:p/>
          </draw:text-box>
        </draw:frame>
        <draw:frame draw:style-name="gr5" draw:text-style-name="P8" draw:layer="layout" svg:width="4.4cm" svg:height="1.187cm" svg:x="15.998cm" svg:y="7.4cm">
          <draw:text-box>
            <text:p/>
          </draw:text-box>
        </draw:frame>
        <draw:frame draw:style-name="gr3" draw:text-style-name="P6" draw:layer="layout" svg:width="2.5cm" svg:height="1.673cm" svg:x="13.299cm" svg:y="7.8cm">
          <draw:text-box>
            <text:p>a[1][1]</text:p>
          </draw:text-box>
        </draw:frame>
        <draw:frame draw:style-name="gr4" draw:text-style-name="P7" draw:layer="layout" svg:width="0.502cm" svg:height="1.187cm" svg:x="16.399cm" svg:y="8.4cm">
          <draw:text-box>
            <text:p/>
          </draw:text-box>
        </draw:frame>
        <draw:frame draw:style-name="gr5" draw:text-style-name="P8" draw:layer="layout" svg:width="4.4cm" svg:height="1.187cm" svg:x="15.999cm" svg:y="8cm">
          <draw:text-box>
            <text:p/>
          </draw:text-box>
        </draw:frame>
        <draw:frame draw:style-name="gr5" draw:text-style-name="P8" draw:layer="layout" svg:width="4.4cm" svg:height="1.187cm" svg:x="15.999cm" svg:y="8.6cm">
          <draw:text-box>
            <text:p/>
          </draw:text-box>
        </draw:frame>
        <draw:frame draw:style-name="gr4" draw:text-style-name="P7" draw:layer="layout" svg:width="0.502cm" svg:height="1.187cm" svg:x="16.399cm" svg:y="9.6cm">
          <draw:text-box>
            <text:p/>
          </draw:text-box>
        </draw:frame>
        <draw:frame draw:style-name="gr5" draw:text-style-name="P8" draw:layer="layout" svg:width="4.4cm" svg:height="1.187cm" svg:x="15.999cm" svg:y="9.2cm">
          <draw:text-box>
            <text:p/>
          </draw:text-box>
        </draw:frame>
        <draw:frame draw:style-name="gr5" draw:text-style-name="P8" draw:layer="layout" svg:width="4.4cm" svg:height="1.187cm" svg:x="15.999cm" svg:y="9.8cm">
          <draw:text-box>
            <text:p/>
          </draw:text-box>
        </draw:frame>
        <draw:frame draw:style-name="gr4" draw:text-style-name="P7" draw:layer="layout" svg:width="0.502cm" svg:height="1.187cm" svg:x="16.399cm" svg:y="10.8cm">
          <draw:text-box>
            <text:p/>
          </draw:text-box>
        </draw:frame>
        <draw:frame draw:style-name="gr3" draw:text-style-name="P6" draw:layer="layout" svg:width="2.5cm" svg:height="1.673cm" svg:x="13.3cm" svg:y="10.2cm">
          <draw:text-box>
            <text:p>a[2][0]</text:p>
          </draw:text-box>
        </draw:frame>
        <draw:frame draw:style-name="gr4" draw:text-style-name="P7" draw:layer="layout" svg:width="0.502cm" svg:height="1.187cm" svg:x="16.4cm" svg:y="10.8cm">
          <draw:text-box>
            <text:p/>
          </draw:text-box>
        </draw:frame>
        <draw:frame draw:style-name="gr5" draw:text-style-name="P8" draw:layer="layout" svg:width="4.4cm" svg:height="1.187cm" svg:x="16cm" svg:y="10.4cm">
          <draw:text-box>
            <text:p/>
          </draw:text-box>
        </draw:frame>
        <draw:frame draw:style-name="gr5" draw:text-style-name="P8" draw:layer="layout" svg:width="4.4cm" svg:height="1.187cm" svg:x="16cm" svg:y="11cm">
          <draw:text-box>
            <text:p/>
          </draw:text-box>
        </draw:frame>
        <draw:frame draw:style-name="gr4" draw:text-style-name="P7" draw:layer="layout" svg:width="0.502cm" svg:height="1.187cm" svg:x="16.4cm" svg:y="12cm">
          <draw:text-box>
            <text:p/>
          </draw:text-box>
        </draw:frame>
        <draw:frame draw:style-name="gr5" draw:text-style-name="P8" draw:layer="layout" svg:width="4.4cm" svg:height="1.187cm" svg:x="16cm" svg:y="11.6cm">
          <draw:text-box>
            <text:p/>
          </draw:text-box>
        </draw:frame>
        <draw:frame draw:style-name="gr5" draw:text-style-name="P8" draw:layer="layout" svg:width="4.4cm" svg:height="1.187cm" svg:x="16cm" svg:y="12.2cm">
          <draw:text-box>
            <text:p/>
          </draw:text-box>
        </draw:frame>
        <draw:frame draw:style-name="gr4" draw:text-style-name="P7" draw:layer="layout" svg:width="0.502cm" svg:height="1.187cm" svg:x="16.4cm" svg:y="13cm">
          <draw:text-box>
            <text:p/>
          </draw:text-box>
        </draw:frame>
        <draw:frame draw:style-name="gr4" draw:text-style-name="P7" draw:layer="layout" svg:width="0.502cm" svg:height="1.187cm" svg:x="16.395cm" svg:y="13.138cm">
          <draw:text-box>
            <text:p/>
          </draw:text-box>
        </draw:frame>
        <draw:frame draw:style-name="gr3" draw:text-style-name="P6" draw:layer="layout" svg:width="2.5cm" svg:height="1.673cm" svg:x="13.296cm" svg:y="12.538cm">
          <draw:text-box>
            <text:p>a[2][1]</text:p>
          </draw:text-box>
        </draw:frame>
        <draw:frame draw:style-name="gr4" draw:text-style-name="P7" draw:layer="layout" svg:width="0.502cm" svg:height="1.187cm" svg:x="16.396cm" svg:y="13.138cm">
          <draw:text-box>
            <text:p/>
          </draw:text-box>
        </draw:frame>
        <draw:frame draw:style-name="gr5" draw:text-style-name="P8" draw:layer="layout" svg:width="4.4cm" svg:height="1.187cm" svg:x="15.996cm" svg:y="12.738cm">
          <draw:text-box>
            <text:p/>
          </draw:text-box>
        </draw:frame>
        <draw:frame draw:style-name="gr5" draw:text-style-name="P8" draw:layer="layout" svg:width="4.4cm" svg:height="1.187cm" svg:x="15.996cm" svg:y="13.338cm">
          <draw:text-box>
            <text:p/>
          </draw:text-box>
        </draw:frame>
        <draw:frame draw:style-name="gr4" draw:text-style-name="P7" draw:layer="layout" svg:width="0.502cm" svg:height="1.187cm" svg:x="16.396cm" svg:y="14.338cm">
          <draw:text-box>
            <text:p/>
          </draw:text-box>
        </draw:frame>
        <draw:frame draw:style-name="gr5" draw:text-style-name="P8" draw:layer="layout" svg:width="4.4cm" svg:height="1.187cm" svg:x="15.996cm" svg:y="13.938cm">
          <draw:text-box>
            <text:p/>
          </draw:text-box>
        </draw:frame>
        <draw:frame draw:style-name="gr5" draw:text-style-name="P8" draw:layer="layout" svg:width="4.4cm" svg:height="1.187cm" svg:x="15.996cm" svg:y="14.538cm">
          <draw:text-box>
            <text:p/>
          </draw:text-box>
        </draw:frame>
        <draw:frame draw:style-name="gr7" draw:text-style-name="P7" draw:layer="layout" svg:width="0.502cm" svg:height="1.187cm" svg:x="16.396cm" svg:y="1.2cm">
          <draw:text-box>
            <text:p/>
          </draw:text-box>
        </draw:frame>
        <draw:frame draw:style-name="gr8" draw:text-style-name="P8" draw:layer="layout" svg:width="4.4cm" svg:height="0.806cm" svg:x="15.996cm" svg:y="0.8cm">
          <draw:text-box>
            <text:p><text:span text:style-name="T4">0</text:span></text:p>
          </draw:text-box>
        </draw:frame>
        <draw:frame draw:style-name="gr8" draw:text-style-name="P8" draw:layer="layout" svg:width="4.4cm" svg:height="0.806cm" svg:x="15.996cm" svg:y="1.4cm">
          <draw:text-box>
            <text:p><text:span text:style-name="T4">1</text:span></text:p>
          </draw:text-box>
        </draw:frame>
        <draw:frame draw:style-name="gr7" draw:text-style-name="P7" draw:layer="layout" svg:width="0.502cm" svg:height="1.187cm" svg:x="16.396cm" svg:y="2.4cm">
          <draw:text-box>
            <text:p/>
          </draw:text-box>
        </draw:frame>
        <draw:frame draw:style-name="gr8" draw:text-style-name="P8" draw:layer="layout" svg:width="4.4cm" svg:height="0.806cm" svg:x="15.996cm" svg:y="2cm">
          <draw:text-box>
            <text:p><text:span text:style-name="T4">2</text:span></text:p>
          </draw:text-box>
        </draw:frame>
        <draw:frame draw:style-name="gr8" draw:text-style-name="P8" draw:layer="layout" svg:width="4.4cm" svg:height="0.806cm" svg:x="15.996cm" svg:y="2.6cm">
          <draw:text-box>
            <text:p><text:span text:style-name="T4">3</text:span></text:p>
          </draw:text-box>
        </draw:frame>
        <draw:frame draw:style-name="gr7" draw:text-style-name="P7" draw:layer="layout" svg:width="0.502cm" svg:height="1.187cm" svg:x="16.397cm" svg:y="3.6cm">
          <draw:text-box>
            <text:p/>
          </draw:text-box>
        </draw:frame>
        <draw:frame draw:style-name="gr8" draw:text-style-name="P8" draw:layer="layout" svg:width="4.4cm" svg:height="0.806cm" svg:x="15.997cm" svg:y="3.2cm">
          <draw:text-box>
            <text:p><text:span text:style-name="T4">4</text:span></text:p>
          </draw:text-box>
        </draw:frame>
        <draw:frame draw:style-name="gr8" draw:text-style-name="P8" draw:layer="layout" svg:width="4.4cm" svg:height="0.806cm" svg:x="15.997cm" svg:y="3.8cm">
          <draw:text-box>
            <text:p><text:span text:style-name="T4">5</text:span></text:p>
          </draw:text-box>
        </draw:frame>
        <draw:frame draw:style-name="gr7" draw:text-style-name="P7" draw:layer="layout" svg:width="0.502cm" svg:height="1.187cm" svg:x="16.397cm" svg:y="4.8cm">
          <draw:text-box>
            <text:p/>
          </draw:text-box>
        </draw:frame>
        <draw:frame draw:style-name="gr8" draw:text-style-name="P8" draw:layer="layout" svg:width="4.4cm" svg:height="0.806cm" svg:x="15.997cm" svg:y="4.4cm">
          <draw:text-box>
            <text:p><text:span text:style-name="T4">6</text:span></text:p>
          </draw:text-box>
        </draw:frame>
        <draw:frame draw:style-name="gr8" draw:text-style-name="P8" draw:layer="layout" svg:width="4.4cm" svg:height="0.806cm" svg:x="15.997cm" svg:y="5cm">
          <draw:text-box>
            <text:p><text:span text:style-name="T4">7</text:span></text:p>
          </draw:text-box>
        </draw:frame>
        <draw:frame draw:style-name="gr7" draw:text-style-name="P7" draw:layer="layout" svg:width="0.502cm" svg:height="1.187cm" svg:x="16.398cm" svg:y="6cm">
          <draw:text-box>
            <text:p/>
          </draw:text-box>
        </draw:frame>
        <draw:frame draw:style-name="gr8" draw:text-style-name="P8" draw:layer="layout" svg:width="4.4cm" svg:height="0.806cm" svg:x="15.998cm" svg:y="5.6cm">
          <draw:text-box>
            <text:p><text:span text:style-name="T4">8</text:span></text:p>
          </draw:text-box>
        </draw:frame>
        <draw:frame draw:style-name="gr8" draw:text-style-name="P8" draw:layer="layout" svg:width="4.4cm" svg:height="0.806cm" svg:x="15.998cm" svg:y="6.2cm">
          <draw:text-box>
            <text:p><text:span text:style-name="T4">9</text:span></text:p>
          </draw:text-box>
        </draw:frame>
        <draw:frame draw:style-name="gr7" draw:text-style-name="P7" draw:layer="layout" svg:width="0.502cm" svg:height="1.187cm" svg:x="16.398cm" svg:y="7.2cm">
          <draw:text-box>
            <text:p/>
          </draw:text-box>
        </draw:frame>
        <draw:frame draw:style-name="gr8" draw:text-style-name="P8" draw:layer="layout" svg:width="4.4cm" svg:height="0.806cm" svg:x="15.998cm" svg:y="6.8cm">
          <draw:text-box>
            <text:p><text:span text:style-name="T4">10</text:span></text:p>
          </draw:text-box>
        </draw:frame>
        <draw:frame draw:style-name="gr8" draw:text-style-name="P8" draw:layer="layout" svg:width="4.4cm" svg:height="0.806cm" svg:x="15.998cm" svg:y="7.4cm">
          <draw:text-box>
            <text:p><text:span text:style-name="T4">11</text:span></text:p>
          </draw:text-box>
        </draw:frame>
        <draw:frame draw:style-name="gr7" draw:text-style-name="P7" draw:layer="layout" svg:width="0.502cm" svg:height="1.187cm" svg:x="16.399cm" svg:y="8.4cm">
          <draw:text-box>
            <text:p/>
          </draw:text-box>
        </draw:frame>
        <draw:frame draw:style-name="gr8" draw:text-style-name="P8" draw:layer="layout" svg:width="4.4cm" svg:height="0.806cm" svg:x="15.999cm" svg:y="8cm">
          <draw:text-box>
            <text:p><text:span text:style-name="T4">12</text:span></text:p>
          </draw:text-box>
        </draw:frame>
        <draw:frame draw:style-name="gr8" draw:text-style-name="P8" draw:layer="layout" svg:width="4.4cm" svg:height="0.806cm" svg:x="15.999cm" svg:y="8.6cm">
          <draw:text-box>
            <text:p><text:span text:style-name="T4">13</text:span></text:p>
          </draw:text-box>
        </draw:frame>
        <draw:frame draw:style-name="gr7" draw:text-style-name="P7" draw:layer="layout" svg:width="0.502cm" svg:height="1.187cm" svg:x="16.399cm" svg:y="9.6cm">
          <draw:text-box>
            <text:p/>
          </draw:text-box>
        </draw:frame>
        <draw:frame draw:style-name="gr8" draw:text-style-name="P8" draw:layer="layout" svg:width="4.4cm" svg:height="0.806cm" svg:x="15.999cm" svg:y="9.2cm">
          <draw:text-box>
            <text:p><text:span text:style-name="T4">14</text:span></text:p>
          </draw:text-box>
        </draw:frame>
        <draw:frame draw:style-name="gr8" draw:text-style-name="P8" draw:layer="layout" svg:width="4.4cm" svg:height="0.806cm" svg:x="15.999cm" svg:y="9.8cm">
          <draw:text-box>
            <text:p><text:span text:style-name="T4">15</text:span></text:p>
          </draw:text-box>
        </draw:frame>
        <draw:frame draw:style-name="gr7" draw:text-style-name="P7" draw:layer="layout" svg:width="0.502cm" svg:height="1.187cm" svg:x="16.399cm" svg:y="10.8cm">
          <draw:text-box>
            <text:p/>
          </draw:text-box>
        </draw:frame>
        <draw:frame draw:style-name="gr7" draw:text-style-name="P7" draw:layer="layout" svg:width="0.502cm" svg:height="1.187cm" svg:x="16.4cm" svg:y="10.8cm">
          <draw:text-box>
            <text:p/>
          </draw:text-box>
        </draw:frame>
        <draw:frame draw:style-name="gr8" draw:text-style-name="P8" draw:layer="layout" svg:width="4.4cm" svg:height="0.806cm" svg:x="16cm" svg:y="10.4cm">
          <draw:text-box>
            <text:p><text:span text:style-name="T4">16</text:span></text:p>
          </draw:text-box>
        </draw:frame>
        <draw:frame draw:style-name="gr8" draw:text-style-name="P8" draw:layer="layout" svg:width="4.4cm" svg:height="0.806cm" svg:x="16cm" svg:y="11cm">
          <draw:text-box>
            <text:p><text:span text:style-name="T4">17</text:span></text:p>
          </draw:text-box>
        </draw:frame>
        <draw:frame draw:style-name="gr7" draw:text-style-name="P7" draw:layer="layout" svg:width="0.502cm" svg:height="1.187cm" svg:x="16.4cm" svg:y="12cm">
          <draw:text-box>
            <text:p/>
          </draw:text-box>
        </draw:frame>
        <draw:frame draw:style-name="gr8" draw:text-style-name="P8" draw:layer="layout" svg:width="4.4cm" svg:height="0.806cm" svg:x="16cm" svg:y="11.6cm">
          <draw:text-box>
            <text:p><text:span text:style-name="T4">18</text:span></text:p>
          </draw:text-box>
        </draw:frame>
        <draw:frame draw:style-name="gr8" draw:text-style-name="P8" draw:layer="layout" svg:width="4.4cm" svg:height="0.806cm" svg:x="16cm" svg:y="12.2cm">
          <draw:text-box>
            <text:p><text:span text:style-name="T4">19</text:span></text:p>
          </draw:text-box>
        </draw:frame>
        <draw:frame draw:style-name="gr7" draw:text-style-name="P7" draw:layer="layout" svg:width="0.502cm" svg:height="1.187cm" svg:x="16.4cm" svg:y="13cm">
          <draw:text-box>
            <text:p/>
          </draw:text-box>
        </draw:frame>
        <draw:frame draw:style-name="gr7" draw:text-style-name="P7" draw:layer="layout" svg:width="0.502cm" svg:height="1.187cm" svg:x="16.395cm" svg:y="13.138cm">
          <draw:text-box>
            <text:p/>
          </draw:text-box>
        </draw:frame>
        <draw:frame draw:style-name="gr7" draw:text-style-name="P7" draw:layer="layout" svg:width="0.502cm" svg:height="1.187cm" svg:x="16.396cm" svg:y="13.138cm">
          <draw:text-box>
            <text:p/>
          </draw:text-box>
        </draw:frame>
        <draw:frame draw:style-name="gr8" draw:text-style-name="P8" draw:layer="layout" svg:width="4.4cm" svg:height="0.806cm" svg:x="15.996cm" svg:y="12.738cm">
          <draw:text-box>
            <text:p><text:span text:style-name="T4">20</text:span></text:p>
          </draw:text-box>
        </draw:frame>
        <draw:frame draw:style-name="gr8" draw:text-style-name="P8" draw:layer="layout" svg:width="4.4cm" svg:height="0.806cm" svg:x="15.996cm" svg:y="13.338cm">
          <draw:text-box>
            <text:p><text:span text:style-name="T4">21</text:span></text:p>
          </draw:text-box>
        </draw:frame>
        <draw:frame draw:style-name="gr7" draw:text-style-name="P7" draw:layer="layout" svg:width="0.502cm" svg:height="1.187cm" svg:x="16.396cm" svg:y="14.338cm">
          <draw:text-box>
            <text:p/>
          </draw:text-box>
        </draw:frame>
        <draw:frame draw:style-name="gr8" draw:text-style-name="P8" draw:layer="layout" svg:width="4.4cm" svg:height="0.806cm" svg:x="15.996cm" svg:y="13.938cm">
          <draw:text-box>
            <text:p><text:span text:style-name="T4">22</text:span></text:p>
          </draw:text-box>
        </draw:frame>
        <draw:frame draw:style-name="gr8" draw:text-style-name="P8" draw:layer="layout" svg:width="4.4cm" svg:height="0.806cm" svg:x="15.996cm" svg:y="14.538cm">
          <draw:text-box>
            <text:p><text:span text:style-name="T4">23</text:span></text:p>
          </draw:text-box>
        </draw:frame>
        <draw:frame draw:style-name="gr9" draw:text-style-name="P6" draw:layer="layout" svg:width="4.2cm" svg:height="1cm" svg:x="20.6cm" svg:y="0.6cm">
          <draw:text-box>
            <text:p>a+4*(2*0+0)</text:p>
          </draw:text-box>
        </draw:frame>
        <draw:frame draw:style-name="gr9" draw:text-style-name="P6" draw:layer="layout" svg:width="4.2cm" svg:height="1cm" svg:x="20.6cm" svg:y="3cm">
          <draw:text-box>
            <text:p>a+4*(2*0+1)</text:p>
          </draw:text-box>
        </draw:frame>
        <draw:frame draw:style-name="gr9" draw:text-style-name="P6" draw:layer="layout" svg:width="4.2cm" svg:height="1cm" svg:x="20.6cm" svg:y="5.4cm">
          <draw:text-box>
            <text:p>a+4*(2*1+0)</text:p>
          </draw:text-box>
        </draw:frame>
        <draw:frame draw:style-name="gr9" draw:text-style-name="P6" draw:layer="layout" svg:width="4.2cm" svg:height="1cm" svg:x="20.6cm" svg:y="7.8cm">
          <draw:text-box>
            <text:p>a+4*(2*1+1)</text:p>
          </draw:text-box>
        </draw:frame>
        <draw:frame draw:style-name="gr9" draw:text-style-name="P6" draw:layer="layout" svg:width="4.2cm" svg:height="1cm" svg:x="20.6cm" svg:y="10.2cm">
          <draw:text-box>
            <text:p>a+4*(2*2+0)</text:p>
          </draw:text-box>
        </draw:frame>
        <draw:frame draw:style-name="gr9" draw:text-style-name="P6" draw:layer="layout" svg:width="4.2cm" svg:height="1cm" svg:x="20.6cm" svg:y="12.6cm">
          <draw:text-box>
            <text:p>a+4*(2*2+1)</text:p>
          </draw:text-box>
        </draw:frame>
        <draw:frame draw:style-name="gr12" draw:text-style-name="P6" draw:layer="layout" svg:width="8.6cm" svg:height="2.384cm" svg:x="1cm" svg:y="5.8cm">
          <draw:text-box>
            <text:p>Em geral o endereço de a[i][j] tem a seguinte fórmula: </text:p>
            <text:p>&amp;a[ i ][ j ] = a+ LIN*i +j</text:p>
          </draw:text-box>
        </draw:frame>
        <draw:frame draw:style-name="gr6" draw:text-style-name="P6" draw:layer="layout" svg:width="4.989cm" svg:height="0.962cm" svg:x="1.198cm" svg:y="2.238cm">
          <draw:text-box>
            <text:p><text:span text:style-name="T3">int</text:span> a[COL][LIN];</text:p>
          </draw:text-box>
        </draw:frame>
        <draw:frame draw:style-name="gr10" draw:text-style-name="P6" draw:layer="layout" svg:width="2.267cm" svg:height="0.962cm" svg:x="0.801cm" svg:y="4.6cm">
          <draw:text-box>
            <text:p>Em C:</text:p>
          </draw:text-box>
        </draw:frame>
        <draw:frame draw:style-name="gr10" draw:text-style-name="P6" draw:layer="layout" svg:width="4.519cm" svg:height="0.962cm" svg:x="0.802cm" svg:y="8.9cm">
          <draw:text-box>
            <text:p>Em Assembly:</text:p>
          </draw:text-box>
        </draw:frame>
        <draw:frame draw:style-name="gr12" draw:text-style-name="P6" draw:layer="layout" svg:width="8.6cm" svg:height="3.095cm" svg:x="1cm" svg:y="10.4cm">
          <draw:text-box>
            <text:p>De maneira semelhante, o endereço de a[i][j] tem a seguinte fórmula: </text:p>
            <text:p>&amp;a[ i ][ j ] = a+ (LIN*i +j)*4</text:p>
          </draw:text-box>
        </draw:frame>
        <draw:frame draw:style-name="gr10" draw:text-style-name="P10" draw:layer="layout" svg:width="8.304cm" svg:height="0.962cm" svg:x="0.896cm" svg:y="0.038cm">
          <draw:text-box>
            <text:p text:style-name="P9"><text:span text:style-name="T3">Forma 1: Linhas primeir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0">
        <draw:frame draw:style-name="gr13" draw:text-style-name="P6" draw:layer="layout" svg:width="3.3cm" svg:height="1.6cm" svg:x="12.5cm" svg:y="0.6cm">
          <draw:text-box>
            <text:p>a[0][0][0]</text:p>
          </draw:text-box>
        </draw:frame>
        <draw:frame draw:style-name="gr4" draw:text-style-name="P7" draw:layer="layout" svg:width="0.502cm" svg:height="1.187cm" svg:x="16.396cm" svg:y="1.2cm">
          <draw:text-box>
            <text:p/>
          </draw:text-box>
        </draw:frame>
        <draw:frame draw:style-name="gr5" draw:text-style-name="P8" draw:layer="layout" svg:width="4.4cm" svg:height="1.187cm" svg:x="15.996cm" svg:y="0.8cm">
          <draw:text-box>
            <text:p/>
          </draw:text-box>
        </draw:frame>
        <draw:frame draw:style-name="gr5" draw:text-style-name="P8" draw:layer="layout" svg:width="4.4cm" svg:height="1.187cm" svg:x="15.996cm" svg:y="1.4cm">
          <draw:text-box>
            <text:p/>
          </draw:text-box>
        </draw:frame>
        <draw:frame draw:style-name="gr6" draw:text-style-name="P6" draw:layer="layout" svg:width="4.109cm" svg:height="0.962cm" svg:x="1.8cm" svg:y="2.038cm">
          <draw:text-box>
            <text:p><text:span text:style-name="T3">int</text:span> a[4][3][2];</text:p>
          </draw:text-box>
        </draw:frame>
        <draw:frame draw:style-name="gr4" draw:text-style-name="P7" draw:layer="layout" svg:width="0.502cm" svg:height="1.187cm" svg:x="16.396cm" svg:y="2.4cm">
          <draw:text-box>
            <text:p/>
          </draw:text-box>
        </draw:frame>
        <draw:frame draw:style-name="gr5" draw:text-style-name="P8" draw:layer="layout" svg:width="4.4cm" svg:height="1.187cm" svg:x="15.996cm" svg:y="2cm">
          <draw:text-box>
            <text:p/>
          </draw:text-box>
        </draw:frame>
        <draw:frame draw:style-name="gr5" draw:text-style-name="P8" draw:layer="layout" svg:width="4.4cm" svg:height="1.187cm" svg:x="15.996cm" svg:y="2.6cm">
          <draw:text-box>
            <text:p/>
          </draw:text-box>
        </draw:frame>
        <draw:frame draw:style-name="gr14" draw:text-style-name="P6" draw:layer="layout" svg:width="3cm" svg:height="1.2cm" svg:x="12.5cm" svg:y="3cm">
          <draw:text-box>
            <text:p>a[0][0][1]</text:p>
          </draw:text-box>
        </draw:frame>
        <draw:frame draw:style-name="gr4" draw:text-style-name="P7" draw:layer="layout" svg:width="0.502cm" svg:height="1.187cm" svg:x="16.397cm" svg:y="3.6cm">
          <draw:text-box>
            <text:p/>
          </draw:text-box>
        </draw:frame>
        <draw:frame draw:style-name="gr5" draw:text-style-name="P8" draw:layer="layout" svg:width="4.4cm" svg:height="1.187cm" svg:x="15.997cm" svg:y="3.2cm">
          <draw:text-box>
            <text:p/>
          </draw:text-box>
        </draw:frame>
        <draw:frame draw:style-name="gr5" draw:text-style-name="P8" draw:layer="layout" svg:width="4.4cm" svg:height="1.187cm" svg:x="15.997cm" svg:y="3.8cm">
          <draw:text-box>
            <text:p/>
          </draw:text-box>
        </draw:frame>
        <draw:frame draw:style-name="gr4" draw:text-style-name="P7" draw:layer="layout" svg:width="0.502cm" svg:height="1.187cm" svg:x="16.397cm" svg:y="4.8cm">
          <draw:text-box>
            <text:p/>
          </draw:text-box>
        </draw:frame>
        <draw:frame draw:style-name="gr5" draw:text-style-name="P8" draw:layer="layout" svg:width="4.4cm" svg:height="1.187cm" svg:x="15.997cm" svg:y="4.4cm">
          <draw:text-box>
            <text:p/>
          </draw:text-box>
        </draw:frame>
        <draw:frame draw:style-name="gr5" draw:text-style-name="P8" draw:layer="layout" svg:width="4.4cm" svg:height="1.187cm" svg:x="15.997cm" svg:y="5cm">
          <draw:text-box>
            <text:p/>
          </draw:text-box>
        </draw:frame>
        <draw:frame draw:style-name="gr4" draw:text-style-name="P7" draw:layer="layout" svg:width="0.502cm" svg:height="1.187cm" svg:x="16.398cm" svg:y="6cm">
          <draw:text-box>
            <text:p/>
          </draw:text-box>
        </draw:frame>
        <draw:frame draw:style-name="gr5" draw:text-style-name="P8" draw:layer="layout" svg:width="4.4cm" svg:height="1.187cm" svg:x="15.998cm" svg:y="5.6cm">
          <draw:text-box>
            <text:p/>
          </draw:text-box>
        </draw:frame>
        <draw:frame draw:style-name="gr5" draw:text-style-name="P8" draw:layer="layout" svg:width="4.4cm" svg:height="1.187cm" svg:x="15.998cm" svg:y="6.2cm">
          <draw:text-box>
            <text:p/>
          </draw:text-box>
        </draw:frame>
        <draw:frame draw:style-name="gr4" draw:text-style-name="P7" draw:layer="layout" svg:width="0.502cm" svg:height="1.187cm" svg:x="16.398cm" svg:y="7.2cm">
          <draw:text-box>
            <text:p/>
          </draw:text-box>
        </draw:frame>
        <draw:frame draw:style-name="gr5" draw:text-style-name="P8" draw:layer="layout" svg:width="4.4cm" svg:height="1.187cm" svg:x="15.998cm" svg:y="6.8cm">
          <draw:text-box>
            <text:p/>
          </draw:text-box>
        </draw:frame>
        <draw:frame draw:style-name="gr5" draw:text-style-name="P8" draw:layer="layout" svg:width="4.4cm" svg:height="1.187cm" svg:x="15.998cm" svg:y="7.4cm">
          <draw:text-box>
            <text:p/>
          </draw:text-box>
        </draw:frame>
        <draw:frame draw:style-name="gr4" draw:text-style-name="P7" draw:layer="layout" svg:width="0.502cm" svg:height="1.187cm" svg:x="16.399cm" svg:y="8.4cm">
          <draw:text-box>
            <text:p/>
          </draw:text-box>
        </draw:frame>
        <draw:frame draw:style-name="gr5" draw:text-style-name="P8" draw:layer="layout" svg:width="4.4cm" svg:height="1.187cm" svg:x="15.999cm" svg:y="8cm">
          <draw:text-box>
            <text:p/>
          </draw:text-box>
        </draw:frame>
        <draw:frame draw:style-name="gr5" draw:text-style-name="P8" draw:layer="layout" svg:width="4.4cm" svg:height="1.187cm" svg:x="15.999cm" svg:y="8.6cm">
          <draw:text-box>
            <text:p/>
          </draw:text-box>
        </draw:frame>
        <draw:frame draw:style-name="gr4" draw:text-style-name="P7" draw:layer="layout" svg:width="0.502cm" svg:height="1.187cm" svg:x="16.399cm" svg:y="9.6cm">
          <draw:text-box>
            <text:p/>
          </draw:text-box>
        </draw:frame>
        <draw:frame draw:style-name="gr5" draw:text-style-name="P8" draw:layer="layout" svg:width="4.4cm" svg:height="1.187cm" svg:x="15.999cm" svg:y="9.2cm">
          <draw:text-box>
            <text:p/>
          </draw:text-box>
        </draw:frame>
        <draw:frame draw:style-name="gr5" draw:text-style-name="P8" draw:layer="layout" svg:width="4.4cm" svg:height="1.187cm" svg:x="15.999cm" svg:y="9.8cm">
          <draw:text-box>
            <text:p/>
          </draw:text-box>
        </draw:frame>
        <draw:frame draw:style-name="gr4" draw:text-style-name="P7" draw:layer="layout" svg:width="0.502cm" svg:height="1.187cm" svg:x="16.399cm" svg:y="10.8cm">
          <draw:text-box>
            <text:p/>
          </draw:text-box>
        </draw:frame>
        <draw:frame draw:style-name="gr4" draw:text-style-name="P7" draw:layer="layout" svg:width="0.502cm" svg:height="1.187cm" svg:x="16.4cm" svg:y="10.8cm">
          <draw:text-box>
            <text:p/>
          </draw:text-box>
        </draw:frame>
        <draw:frame draw:style-name="gr5" draw:text-style-name="P8" draw:layer="layout" svg:width="4.4cm" svg:height="1.187cm" svg:x="16cm" svg:y="10.4cm">
          <draw:text-box>
            <text:p/>
          </draw:text-box>
        </draw:frame>
        <draw:frame draw:style-name="gr5" draw:text-style-name="P8" draw:layer="layout" svg:width="4.4cm" svg:height="1.187cm" svg:x="16cm" svg:y="11cm">
          <draw:text-box>
            <text:p/>
          </draw:text-box>
        </draw:frame>
        <draw:frame draw:style-name="gr4" draw:text-style-name="P7" draw:layer="layout" svg:width="0.502cm" svg:height="1.187cm" svg:x="16.4cm" svg:y="12cm">
          <draw:text-box>
            <text:p/>
          </draw:text-box>
        </draw:frame>
        <draw:frame draw:style-name="gr5" draw:text-style-name="P8" draw:layer="layout" svg:width="4.4cm" svg:height="1.187cm" svg:x="16cm" svg:y="11.6cm">
          <draw:text-box>
            <text:p/>
          </draw:text-box>
        </draw:frame>
        <draw:frame draw:style-name="gr5" draw:text-style-name="P8" draw:layer="layout" svg:width="4.4cm" svg:height="1.187cm" svg:x="16cm" svg:y="12.2cm">
          <draw:text-box>
            <text:p/>
          </draw:text-box>
        </draw:frame>
        <draw:frame draw:style-name="gr4" draw:text-style-name="P7" draw:layer="layout" svg:width="0.502cm" svg:height="1.187cm" svg:x="16.4cm" svg:y="13cm">
          <draw:text-box>
            <text:p/>
          </draw:text-box>
        </draw:frame>
        <draw:frame draw:style-name="gr4" draw:text-style-name="P7" draw:layer="layout" svg:width="0.502cm" svg:height="1.187cm" svg:x="16.395cm" svg:y="13.138cm">
          <draw:text-box>
            <text:p/>
          </draw:text-box>
        </draw:frame>
        <draw:frame draw:style-name="gr4" draw:text-style-name="P7" draw:layer="layout" svg:width="0.502cm" svg:height="1.187cm" svg:x="16.396cm" svg:y="13.138cm">
          <draw:text-box>
            <text:p/>
          </draw:text-box>
        </draw:frame>
        <draw:frame draw:style-name="gr5" draw:text-style-name="P8" draw:layer="layout" svg:width="4.4cm" svg:height="1.187cm" svg:x="15.996cm" svg:y="12.738cm">
          <draw:text-box>
            <text:p/>
          </draw:text-box>
        </draw:frame>
        <draw:frame draw:style-name="gr5" draw:text-style-name="P8" draw:layer="layout" svg:width="4.4cm" svg:height="1.187cm" svg:x="15.996cm" svg:y="13.338cm">
          <draw:text-box>
            <text:p/>
          </draw:text-box>
        </draw:frame>
        <draw:frame draw:style-name="gr4" draw:text-style-name="P7" draw:layer="layout" svg:width="0.502cm" svg:height="1.187cm" svg:x="16.396cm" svg:y="14.338cm">
          <draw:text-box>
            <text:p/>
          </draw:text-box>
        </draw:frame>
        <draw:frame draw:style-name="gr5" draw:text-style-name="P8" draw:layer="layout" svg:width="4.4cm" svg:height="1.187cm" svg:x="15.996cm" svg:y="13.938cm">
          <draw:text-box>
            <text:p/>
          </draw:text-box>
        </draw:frame>
        <draw:frame draw:style-name="gr5" draw:text-style-name="P8" draw:layer="layout" svg:width="4.4cm" svg:height="1.187cm" svg:x="15.996cm" svg:y="14.538cm">
          <draw:text-box>
            <text:p/>
          </draw:text-box>
        </draw:frame>
        <draw:frame draw:style-name="gr7" draw:text-style-name="P7" draw:layer="layout" svg:width="0.502cm" svg:height="1.187cm" svg:x="16.396cm" svg:y="1.2cm">
          <draw:text-box>
            <text:p/>
          </draw:text-box>
        </draw:frame>
        <draw:frame draw:style-name="gr8" draw:text-style-name="P8" draw:layer="layout" svg:width="4.4cm" svg:height="0.806cm" svg:x="15.996cm" svg:y="0.8cm">
          <draw:text-box>
            <text:p><text:span text:style-name="T4">0</text:span></text:p>
          </draw:text-box>
        </draw:frame>
        <draw:frame draw:style-name="gr8" draw:text-style-name="P8" draw:layer="layout" svg:width="4.4cm" svg:height="0.806cm" svg:x="15.996cm" svg:y="1.4cm">
          <draw:text-box>
            <text:p><text:span text:style-name="T4">1</text:span></text:p>
          </draw:text-box>
        </draw:frame>
        <draw:frame draw:style-name="gr7" draw:text-style-name="P7" draw:layer="layout" svg:width="0.502cm" svg:height="1.187cm" svg:x="16.396cm" svg:y="2.4cm">
          <draw:text-box>
            <text:p/>
          </draw:text-box>
        </draw:frame>
        <draw:frame draw:style-name="gr8" draw:text-style-name="P8" draw:layer="layout" svg:width="4.4cm" svg:height="0.806cm" svg:x="15.996cm" svg:y="2cm">
          <draw:text-box>
            <text:p><text:span text:style-name="T4">2</text:span></text:p>
          </draw:text-box>
        </draw:frame>
        <draw:frame draw:style-name="gr8" draw:text-style-name="P8" draw:layer="layout" svg:width="4.4cm" svg:height="0.806cm" svg:x="15.996cm" svg:y="2.6cm">
          <draw:text-box>
            <text:p><text:span text:style-name="T4">3</text:span></text:p>
          </draw:text-box>
        </draw:frame>
        <draw:frame draw:style-name="gr7" draw:text-style-name="P7" draw:layer="layout" svg:width="0.502cm" svg:height="1.187cm" svg:x="16.397cm" svg:y="3.6cm">
          <draw:text-box>
            <text:p/>
          </draw:text-box>
        </draw:frame>
        <draw:frame draw:style-name="gr8" draw:text-style-name="P8" draw:layer="layout" svg:width="4.4cm" svg:height="0.806cm" svg:x="15.997cm" svg:y="3.2cm">
          <draw:text-box>
            <text:p><text:span text:style-name="T4">4</text:span></text:p>
          </draw:text-box>
        </draw:frame>
        <draw:frame draw:style-name="gr8" draw:text-style-name="P8" draw:layer="layout" svg:width="4.4cm" svg:height="0.806cm" svg:x="15.997cm" svg:y="3.8cm">
          <draw:text-box>
            <text:p><text:span text:style-name="T4">5</text:span></text:p>
          </draw:text-box>
        </draw:frame>
        <draw:frame draw:style-name="gr7" draw:text-style-name="P7" draw:layer="layout" svg:width="0.502cm" svg:height="1.187cm" svg:x="16.397cm" svg:y="4.8cm">
          <draw:text-box>
            <text:p/>
          </draw:text-box>
        </draw:frame>
        <draw:frame draw:style-name="gr8" draw:text-style-name="P8" draw:layer="layout" svg:width="4.4cm" svg:height="0.806cm" svg:x="15.997cm" svg:y="4.4cm">
          <draw:text-box>
            <text:p><text:span text:style-name="T4">6</text:span></text:p>
          </draw:text-box>
        </draw:frame>
        <draw:frame draw:style-name="gr8" draw:text-style-name="P8" draw:layer="layout" svg:width="4.4cm" svg:height="0.806cm" svg:x="15.997cm" svg:y="5cm">
          <draw:text-box>
            <text:p><text:span text:style-name="T4">7</text:span></text:p>
          </draw:text-box>
        </draw:frame>
        <draw:frame draw:style-name="gr7" draw:text-style-name="P7" draw:layer="layout" svg:width="0.502cm" svg:height="1.187cm" svg:x="16.398cm" svg:y="6cm">
          <draw:text-box>
            <text:p/>
          </draw:text-box>
        </draw:frame>
        <draw:frame draw:style-name="gr8" draw:text-style-name="P8" draw:layer="layout" svg:width="4.4cm" svg:height="0.806cm" svg:x="15.998cm" svg:y="5.6cm">
          <draw:text-box>
            <text:p><text:span text:style-name="T4">8</text:span></text:p>
          </draw:text-box>
        </draw:frame>
        <draw:frame draw:style-name="gr8" draw:text-style-name="P8" draw:layer="layout" svg:width="4.4cm" svg:height="0.806cm" svg:x="15.998cm" svg:y="6.2cm">
          <draw:text-box>
            <text:p><text:span text:style-name="T4">9</text:span></text:p>
          </draw:text-box>
        </draw:frame>
        <draw:frame draw:style-name="gr7" draw:text-style-name="P7" draw:layer="layout" svg:width="0.502cm" svg:height="1.187cm" svg:x="16.398cm" svg:y="7.2cm">
          <draw:text-box>
            <text:p/>
          </draw:text-box>
        </draw:frame>
        <draw:frame draw:style-name="gr8" draw:text-style-name="P8" draw:layer="layout" svg:width="4.4cm" svg:height="0.806cm" svg:x="15.998cm" svg:y="6.8cm">
          <draw:text-box>
            <text:p><text:span text:style-name="T4">10</text:span></text:p>
          </draw:text-box>
        </draw:frame>
        <draw:frame draw:style-name="gr8" draw:text-style-name="P8" draw:layer="layout" svg:width="4.4cm" svg:height="0.806cm" svg:x="15.998cm" svg:y="7.4cm">
          <draw:text-box>
            <text:p><text:span text:style-name="T4">11</text:span></text:p>
          </draw:text-box>
        </draw:frame>
        <draw:frame draw:style-name="gr7" draw:text-style-name="P7" draw:layer="layout" svg:width="0.502cm" svg:height="1.187cm" svg:x="16.399cm" svg:y="8.4cm">
          <draw:text-box>
            <text:p/>
          </draw:text-box>
        </draw:frame>
        <draw:frame draw:style-name="gr8" draw:text-style-name="P8" draw:layer="layout" svg:width="4.4cm" svg:height="0.806cm" svg:x="15.999cm" svg:y="8cm">
          <draw:text-box>
            <text:p><text:span text:style-name="T4">12</text:span></text:p>
          </draw:text-box>
        </draw:frame>
        <draw:frame draw:style-name="gr8" draw:text-style-name="P8" draw:layer="layout" svg:width="4.4cm" svg:height="0.806cm" svg:x="15.999cm" svg:y="8.6cm">
          <draw:text-box>
            <text:p><text:span text:style-name="T4">13</text:span></text:p>
          </draw:text-box>
        </draw:frame>
        <draw:frame draw:style-name="gr7" draw:text-style-name="P7" draw:layer="layout" svg:width="0.502cm" svg:height="1.187cm" svg:x="16.399cm" svg:y="9.6cm">
          <draw:text-box>
            <text:p/>
          </draw:text-box>
        </draw:frame>
        <draw:frame draw:style-name="gr8" draw:text-style-name="P8" draw:layer="layout" svg:width="4.4cm" svg:height="0.806cm" svg:x="15.999cm" svg:y="9.2cm">
          <draw:text-box>
            <text:p><text:span text:style-name="T4">14</text:span></text:p>
          </draw:text-box>
        </draw:frame>
        <draw:frame draw:style-name="gr8" draw:text-style-name="P8" draw:layer="layout" svg:width="4.4cm" svg:height="0.806cm" svg:x="15.999cm" svg:y="9.8cm">
          <draw:text-box>
            <text:p><text:span text:style-name="T4">15</text:span></text:p>
          </draw:text-box>
        </draw:frame>
        <draw:frame draw:style-name="gr7" draw:text-style-name="P7" draw:layer="layout" svg:width="0.502cm" svg:height="1.187cm" svg:x="16.399cm" svg:y="10.8cm">
          <draw:text-box>
            <text:p/>
          </draw:text-box>
        </draw:frame>
        <draw:frame draw:style-name="gr7" draw:text-style-name="P7" draw:layer="layout" svg:width="0.502cm" svg:height="1.187cm" svg:x="16.4cm" svg:y="10.8cm">
          <draw:text-box>
            <text:p/>
          </draw:text-box>
        </draw:frame>
        <draw:frame draw:style-name="gr8" draw:text-style-name="P8" draw:layer="layout" svg:width="4.4cm" svg:height="0.806cm" svg:x="16cm" svg:y="10.4cm">
          <draw:text-box>
            <text:p><text:span text:style-name="T4">16</text:span></text:p>
          </draw:text-box>
        </draw:frame>
        <draw:frame draw:style-name="gr8" draw:text-style-name="P8" draw:layer="layout" svg:width="4.4cm" svg:height="0.806cm" svg:x="16cm" svg:y="11cm">
          <draw:text-box>
            <text:p><text:span text:style-name="T4">17</text:span></text:p>
          </draw:text-box>
        </draw:frame>
        <draw:frame draw:style-name="gr7" draw:text-style-name="P7" draw:layer="layout" svg:width="0.502cm" svg:height="1.187cm" svg:x="16.4cm" svg:y="12cm">
          <draw:text-box>
            <text:p/>
          </draw:text-box>
        </draw:frame>
        <draw:frame draw:style-name="gr8" draw:text-style-name="P8" draw:layer="layout" svg:width="4.4cm" svg:height="0.806cm" svg:x="16cm" svg:y="11.6cm">
          <draw:text-box>
            <text:p><text:span text:style-name="T4">18</text:span></text:p>
          </draw:text-box>
        </draw:frame>
        <draw:frame draw:style-name="gr8" draw:text-style-name="P8" draw:layer="layout" svg:width="4.4cm" svg:height="0.806cm" svg:x="16cm" svg:y="12.2cm">
          <draw:text-box>
            <text:p><text:span text:style-name="T4">19</text:span></text:p>
          </draw:text-box>
        </draw:frame>
        <draw:frame draw:style-name="gr7" draw:text-style-name="P7" draw:layer="layout" svg:width="0.502cm" svg:height="1.187cm" svg:x="16.4cm" svg:y="13cm">
          <draw:text-box>
            <text:p/>
          </draw:text-box>
        </draw:frame>
        <draw:frame draw:style-name="gr7" draw:text-style-name="P7" draw:layer="layout" svg:width="0.502cm" svg:height="1.187cm" svg:x="16.395cm" svg:y="13.138cm">
          <draw:text-box>
            <text:p/>
          </draw:text-box>
        </draw:frame>
        <draw:frame draw:style-name="gr7" draw:text-style-name="P7" draw:layer="layout" svg:width="0.502cm" svg:height="1.187cm" svg:x="16.396cm" svg:y="13.138cm">
          <draw:text-box>
            <text:p/>
          </draw:text-box>
        </draw:frame>
        <draw:frame draw:style-name="gr8" draw:text-style-name="P8" draw:layer="layout" svg:width="4.4cm" svg:height="0.806cm" svg:x="15.996cm" svg:y="12.738cm">
          <draw:text-box>
            <text:p><text:span text:style-name="T4">20</text:span></text:p>
          </draw:text-box>
        </draw:frame>
        <draw:frame draw:style-name="gr8" draw:text-style-name="P8" draw:layer="layout" svg:width="4.4cm" svg:height="0.806cm" svg:x="15.996cm" svg:y="13.338cm">
          <draw:text-box>
            <text:p><text:span text:style-name="T4">21</text:span></text:p>
          </draw:text-box>
        </draw:frame>
        <draw:frame draw:style-name="gr7" draw:text-style-name="P7" draw:layer="layout" svg:width="0.502cm" svg:height="1.187cm" svg:x="16.396cm" svg:y="14.338cm">
          <draw:text-box>
            <text:p/>
          </draw:text-box>
        </draw:frame>
        <draw:frame draw:style-name="gr8" draw:text-style-name="P8" draw:layer="layout" svg:width="4.4cm" svg:height="0.806cm" svg:x="15.996cm" svg:y="13.938cm">
          <draw:text-box>
            <text:p><text:span text:style-name="T4">22</text:span></text:p>
          </draw:text-box>
        </draw:frame>
        <draw:frame draw:style-name="gr8" draw:text-style-name="P8" draw:layer="layout" svg:width="4.4cm" svg:height="0.806cm" svg:x="15.996cm" svg:y="14.538cm">
          <draw:text-box>
            <text:p><text:span text:style-name="T4">23</text:span></text:p>
          </draw:text-box>
        </draw:frame>
        <draw:frame draw:style-name="gr15" draw:text-style-name="P6" draw:layer="layout" svg:width="6.4cm" svg:height="1.4cm" svg:x="20.6cm" svg:y="0.6cm">
          <draw:text-box>
            <text:p>a+4*(3*2*<text:span text:style-name="T3">0</text:span>+2*<text:span text:style-name="T3">0</text:span>+<text:span text:style-name="T3">0</text:span>)</text:p>
          </draw:text-box>
        </draw:frame>
        <draw:frame draw:style-name="gr15" draw:text-style-name="P6" draw:layer="layout" svg:width="6.4cm" svg:height="1.4cm" svg:x="20.6cm" svg:y="3cm">
          <draw:text-box>
            <text:p>a+4*(3*2*<text:span text:style-name="T3">0</text:span>+2*<text:span text:style-name="T3">0</text:span>+<text:span text:style-name="T3">1</text:span>)</text:p>
          </draw:text-box>
        </draw:frame>
        <draw:frame draw:style-name="gr14" draw:text-style-name="P6" draw:layer="layout" svg:width="3cm" svg:height="1.2cm" svg:x="12.5cm" svg:y="5.4cm">
          <draw:text-box>
            <text:p>a[0][1][0]</text:p>
          </draw:text-box>
        </draw:frame>
        <draw:frame draw:style-name="gr15" draw:text-style-name="P6" draw:layer="layout" svg:width="6.4cm" svg:height="1.4cm" svg:x="20.6cm" svg:y="5.4cm">
          <draw:text-box>
            <text:p>a+4*(3*2*<text:span text:style-name="T3">0</text:span>+2*<text:span text:style-name="T3">1</text:span>+<text:span text:style-name="T3">0</text:span>)</text:p>
          </draw:text-box>
        </draw:frame>
        <draw:frame draw:style-name="gr15" draw:text-style-name="P6" draw:layer="layout" svg:width="6.4cm" svg:height="1.4cm" svg:x="20.6cm" svg:y="7.8cm">
          <draw:text-box>
            <text:p>a+4*(3*2*<text:span text:style-name="T3">0</text:span>+2*<text:span text:style-name="T3">1</text:span>+<text:span text:style-name="T3">1</text:span>)</text:p>
          </draw:text-box>
        </draw:frame>
        <draw:frame draw:style-name="gr14" draw:text-style-name="P6" draw:layer="layout" svg:width="3cm" svg:height="1.2cm" svg:x="12.6cm" svg:y="7.8cm">
          <draw:text-box>
            <text:p>a[0][1][1]</text:p>
          </draw:text-box>
        </draw:frame>
        <draw:frame draw:style-name="gr15" draw:text-style-name="P6" draw:layer="layout" svg:width="6.4cm" svg:height="1.4cm" svg:x="20.6cm" svg:y="10.2cm">
          <draw:text-box>
            <text:p>a+4*(3*2*<text:span text:style-name="T3">0</text:span>+2*<text:span text:style-name="T3">2</text:span>+<text:span text:style-name="T3">0</text:span>)</text:p>
          </draw:text-box>
        </draw:frame>
        <draw:frame draw:style-name="gr14" draw:text-style-name="P6" draw:layer="layout" svg:width="3cm" svg:height="1.2cm" svg:x="12.6cm" svg:y="10.2cm">
          <draw:text-box>
            <text:p>a[0][2][0]</text:p>
          </draw:text-box>
        </draw:frame>
        <draw:frame draw:style-name="gr15" draw:text-style-name="P6" draw:layer="layout" svg:width="6.4cm" svg:height="1.4cm" svg:x="20.6cm" svg:y="12.6cm">
          <draw:text-box>
            <text:p>a+4*(3*2*<text:span text:style-name="T3">0</text:span>+2*<text:span text:style-name="T3">2</text:span>+<text:span text:style-name="T3">1</text:span>)</text:p>
          </draw:text-box>
        </draw:frame>
        <draw:frame draw:style-name="gr14" draw:text-style-name="P6" draw:layer="layout" svg:width="3cm" svg:height="1.2cm" svg:x="12.6cm" svg:y="12.5cm">
          <draw:text-box>
            <text:p>a[0][2][1]</text:p>
          </draw:text-box>
        </draw:frame>
        <draw:frame draw:style-name="gr14" draw:text-style-name="P6" draw:layer="layout" svg:width="3cm" svg:height="1.2cm" svg:x="12.6cm" svg:y="14.8cm">
          <draw:text-box>
            <text:p>a[1][0][0]</text:p>
          </draw:text-box>
        </draw:frame>
        <draw:frame draw:style-name="gr15" draw:text-style-name="P6" draw:layer="layout" svg:width="6.4cm" svg:height="1.4cm" svg:x="20.6cm" svg:y="14.7cm">
          <draw:text-box>
            <text:p>a+4*(3*2*<text:span text:style-name="T3">1</text:span>+2*<text:span text:style-name="T3">0</text:span>+<text:span text:style-name="T3">0</text:span>)</text:p>
          </draw:text-box>
        </draw:frame>
        <draw:frame draw:style-name="gr16" draw:text-style-name="P6" draw:layer="layout" svg:width="9.4cm" svg:height="3.806cm" svg:x="1.4cm" svg:y="6cm">
          <draw:text-box>
            <text:p>Para matrizes tridimensionais, este exemplo mostra que a fórmula geral é dada por:</text:p>
            <text:p>&amp;a[ i ][ j ][ k ] = a + (COL*LIN*i + LIN*j + k)</text:p>
          </draw:text-box>
        </draw:frame>
        <draw:frame draw:style-name="gr6" draw:text-style-name="P6" draw:layer="layout" svg:width="6.615cm" svg:height="0.962cm" svg:x="1.801cm" svg:y="3.138cm">
          <draw:text-box>
            <text:p><text:span text:style-name="T3">int</text:span> a[ESP][COL][LIN];</text:p>
          </draw:text-box>
        </draw:frame>
        <draw:frame draw:style-name="gr10" draw:text-style-name="P6" draw:layer="layout" svg:width="2.267cm" svg:height="0.962cm" svg:x="0.802cm" svg:y="4.6cm">
          <draw:text-box>
            <text:p>Em C:</text:p>
          </draw:text-box>
        </draw:frame>
        <draw:frame draw:style-name="gr10" draw:text-style-name="P6" draw:layer="layout" svg:width="4.519cm" svg:height="0.962cm" svg:x="0.803cm" svg:y="10.2cm">
          <draw:text-box>
            <text:p>Em Assembly:</text:p>
          </draw:text-box>
        </draw:frame>
        <draw:frame draw:style-name="gr16" draw:text-style-name="P6" draw:layer="layout" svg:width="9.4cm" svg:height="3.806cm" svg:x="1.4cm" svg:y="11.4cm">
          <draw:text-box>
            <text:p>Mesmo raciocíno, mas multiplica a parte dos índices por 4:</text:p>
            <text:p>&amp;a[ i ][ j ][ k ] = a + (COL*LIN*i + LIN*j + k)*4</text:p>
          </draw:text-box>
        </draw:frame>
        <draw:frame draw:style-name="gr10" draw:text-style-name="P10" draw:layer="layout" svg:width="8.304cm" svg:height="0.962cm" svg:x="0.896cm" svg:y="0.038cm">
          <draw:text-box>
            <text:p text:style-name="P9"><text:span text:style-name="T3">Forma 1: Linhas primeir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0">
        <draw:frame draw:style-name="gr3" draw:text-style-name="P12" draw:layer="layout" svg:width="2.5cm" svg:height="1.673cm" svg:x="13.296cm" svg:y="0.6cm">
          <draw:text-box>
            <text:p text:style-name="P11">a[0][<text:span text:style-name="T3">0</text:span>]</text:p>
          </draw:text-box>
        </draw:frame>
        <draw:frame draw:style-name="gr4" draw:text-style-name="P7" draw:layer="layout" svg:width="0.502cm" svg:height="1.187cm" svg:x="16.396cm" svg:y="1.2cm">
          <draw:text-box>
            <text:p/>
          </draw:text-box>
        </draw:frame>
        <draw:frame draw:style-name="gr5" draw:text-style-name="P8" draw:layer="layout" svg:width="4.4cm" svg:height="1.187cm" svg:x="15.996cm" svg:y="0.8cm">
          <draw:text-box>
            <text:p/>
          </draw:text-box>
        </draw:frame>
        <draw:frame draw:style-name="gr5" draw:text-style-name="P8" draw:layer="layout" svg:width="4.4cm" svg:height="1.187cm" svg:x="15.996cm" svg:y="1.4cm">
          <draw:text-box>
            <text:p/>
          </draw:text-box>
        </draw:frame>
        <draw:frame draw:style-name="gr6" draw:text-style-name="P12" draw:layer="layout" svg:width="3.402cm" svg:height="0.962cm" svg:x="1.398cm" svg:y="2.8cm">
          <draw:text-box>
            <text:p text:style-name="P11"><text:span text:style-name="T3">int</text:span> a[3][2];</text:p>
          </draw:text-box>
        </draw:frame>
        <draw:frame draw:style-name="gr4" draw:text-style-name="P7" draw:layer="layout" svg:width="0.502cm" svg:height="1.187cm" svg:x="16.396cm" svg:y="2.4cm">
          <draw:text-box>
            <text:p/>
          </draw:text-box>
        </draw:frame>
        <draw:frame draw:style-name="gr5" draw:text-style-name="P8" draw:layer="layout" svg:width="4.4cm" svg:height="1.187cm" svg:x="15.996cm" svg:y="2cm">
          <draw:text-box>
            <text:p/>
          </draw:text-box>
        </draw:frame>
        <draw:frame draw:style-name="gr5" draw:text-style-name="P8" draw:layer="layout" svg:width="4.4cm" svg:height="1.187cm" svg:x="15.996cm" svg:y="2.6cm">
          <draw:text-box>
            <text:p/>
          </draw:text-box>
        </draw:frame>
        <draw:frame draw:style-name="gr3" draw:text-style-name="P12" draw:layer="layout" svg:width="2.5cm" svg:height="1.673cm" svg:x="13.297cm" svg:y="3cm">
          <draw:text-box>
            <text:p text:style-name="P11">a[1][<text:span text:style-name="T3">0</text:span>]</text:p>
          </draw:text-box>
        </draw:frame>
        <draw:frame draw:style-name="gr4" draw:text-style-name="P7" draw:layer="layout" svg:width="0.502cm" svg:height="1.187cm" svg:x="16.397cm" svg:y="3.6cm">
          <draw:text-box>
            <text:p/>
          </draw:text-box>
        </draw:frame>
        <draw:frame draw:style-name="gr5" draw:text-style-name="P8" draw:layer="layout" svg:width="4.4cm" svg:height="1.187cm" svg:x="15.997cm" svg:y="3.2cm">
          <draw:text-box>
            <text:p/>
          </draw:text-box>
        </draw:frame>
        <draw:frame draw:style-name="gr5" draw:text-style-name="P8" draw:layer="layout" svg:width="4.4cm" svg:height="1.187cm" svg:x="15.997cm" svg:y="3.8cm">
          <draw:text-box>
            <text:p/>
          </draw:text-box>
        </draw:frame>
        <draw:frame draw:style-name="gr4" draw:text-style-name="P7" draw:layer="layout" svg:width="0.502cm" svg:height="1.187cm" svg:x="16.397cm" svg:y="4.8cm">
          <draw:text-box>
            <text:p/>
          </draw:text-box>
        </draw:frame>
        <draw:frame draw:style-name="gr5" draw:text-style-name="P8" draw:layer="layout" svg:width="4.4cm" svg:height="1.187cm" svg:x="15.997cm" svg:y="4.4cm">
          <draw:text-box>
            <text:p/>
          </draw:text-box>
        </draw:frame>
        <draw:frame draw:style-name="gr5" draw:text-style-name="P8" draw:layer="layout" svg:width="4.4cm" svg:height="1.187cm" svg:x="15.997cm" svg:y="5cm">
          <draw:text-box>
            <text:p/>
          </draw:text-box>
        </draw:frame>
        <draw:frame draw:style-name="gr3" draw:text-style-name="P12" draw:layer="layout" svg:width="2.5cm" svg:height="1.673cm" svg:x="13.298cm" svg:y="5.4cm">
          <draw:text-box>
            <text:p text:style-name="P11">a[2][<text:span text:style-name="T3">0</text:span>]</text:p>
          </draw:text-box>
        </draw:frame>
        <draw:frame draw:style-name="gr4" draw:text-style-name="P7" draw:layer="layout" svg:width="0.502cm" svg:height="1.187cm" svg:x="16.398cm" svg:y="6cm">
          <draw:text-box>
            <text:p/>
          </draw:text-box>
        </draw:frame>
        <draw:frame draw:style-name="gr5" draw:text-style-name="P8" draw:layer="layout" svg:width="4.4cm" svg:height="1.187cm" svg:x="15.998cm" svg:y="5.6cm">
          <draw:text-box>
            <text:p/>
          </draw:text-box>
        </draw:frame>
        <draw:frame draw:style-name="gr5" draw:text-style-name="P8" draw:layer="layout" svg:width="4.4cm" svg:height="1.187cm" svg:x="15.998cm" svg:y="6.2cm">
          <draw:text-box>
            <text:p/>
          </draw:text-box>
        </draw:frame>
        <draw:frame draw:style-name="gr4" draw:text-style-name="P7" draw:layer="layout" svg:width="0.502cm" svg:height="1.187cm" svg:x="16.398cm" svg:y="7.2cm">
          <draw:text-box>
            <text:p/>
          </draw:text-box>
        </draw:frame>
        <draw:frame draw:style-name="gr5" draw:text-style-name="P8" draw:layer="layout" svg:width="4.4cm" svg:height="1.187cm" svg:x="15.998cm" svg:y="6.8cm">
          <draw:text-box>
            <text:p/>
          </draw:text-box>
        </draw:frame>
        <draw:frame draw:style-name="gr5" draw:text-style-name="P8" draw:layer="layout" svg:width="4.4cm" svg:height="1.187cm" svg:x="15.998cm" svg:y="7.4cm">
          <draw:text-box>
            <text:p/>
          </draw:text-box>
        </draw:frame>
        <draw:frame draw:style-name="gr3" draw:text-style-name="P12" draw:layer="layout" svg:width="2.5cm" svg:height="1.673cm" svg:x="13.299cm" svg:y="7.8cm">
          <draw:text-box>
            <text:p text:style-name="P11">a[0][<text:span text:style-name="T3">1</text:span>]</text:p>
          </draw:text-box>
        </draw:frame>
        <draw:frame draw:style-name="gr4" draw:text-style-name="P7" draw:layer="layout" svg:width="0.502cm" svg:height="1.187cm" svg:x="16.399cm" svg:y="8.4cm">
          <draw:text-box>
            <text:p/>
          </draw:text-box>
        </draw:frame>
        <draw:frame draw:style-name="gr5" draw:text-style-name="P8" draw:layer="layout" svg:width="4.4cm" svg:height="1.187cm" svg:x="15.999cm" svg:y="8cm">
          <draw:text-box>
            <text:p/>
          </draw:text-box>
        </draw:frame>
        <draw:frame draw:style-name="gr5" draw:text-style-name="P8" draw:layer="layout" svg:width="4.4cm" svg:height="1.187cm" svg:x="15.999cm" svg:y="8.6cm">
          <draw:text-box>
            <text:p/>
          </draw:text-box>
        </draw:frame>
        <draw:frame draw:style-name="gr4" draw:text-style-name="P7" draw:layer="layout" svg:width="0.502cm" svg:height="1.187cm" svg:x="16.399cm" svg:y="9.6cm">
          <draw:text-box>
            <text:p/>
          </draw:text-box>
        </draw:frame>
        <draw:frame draw:style-name="gr5" draw:text-style-name="P8" draw:layer="layout" svg:width="4.4cm" svg:height="1.187cm" svg:x="15.999cm" svg:y="9.2cm">
          <draw:text-box>
            <text:p/>
          </draw:text-box>
        </draw:frame>
        <draw:frame draw:style-name="gr5" draw:text-style-name="P8" draw:layer="layout" svg:width="4.4cm" svg:height="1.187cm" svg:x="15.999cm" svg:y="9.8cm">
          <draw:text-box>
            <text:p/>
          </draw:text-box>
        </draw:frame>
        <draw:frame draw:style-name="gr4" draw:text-style-name="P7" draw:layer="layout" svg:width="0.502cm" svg:height="1.187cm" svg:x="16.399cm" svg:y="10.8cm">
          <draw:text-box>
            <text:p/>
          </draw:text-box>
        </draw:frame>
        <draw:frame draw:style-name="gr3" draw:text-style-name="P12" draw:layer="layout" svg:width="2.5cm" svg:height="1.673cm" svg:x="13.3cm" svg:y="10.2cm">
          <draw:text-box>
            <text:p text:style-name="P11">a[1][<text:span text:style-name="T3">1</text:span>]</text:p>
          </draw:text-box>
        </draw:frame>
        <draw:frame draw:style-name="gr4" draw:text-style-name="P7" draw:layer="layout" svg:width="0.502cm" svg:height="1.187cm" svg:x="16.4cm" svg:y="10.8cm">
          <draw:text-box>
            <text:p/>
          </draw:text-box>
        </draw:frame>
        <draw:frame draw:style-name="gr5" draw:text-style-name="P8" draw:layer="layout" svg:width="4.4cm" svg:height="1.187cm" svg:x="16cm" svg:y="10.4cm">
          <draw:text-box>
            <text:p/>
          </draw:text-box>
        </draw:frame>
        <draw:frame draw:style-name="gr5" draw:text-style-name="P8" draw:layer="layout" svg:width="4.4cm" svg:height="1.187cm" svg:x="16cm" svg:y="11cm">
          <draw:text-box>
            <text:p/>
          </draw:text-box>
        </draw:frame>
        <draw:frame draw:style-name="gr4" draw:text-style-name="P7" draw:layer="layout" svg:width="0.502cm" svg:height="1.187cm" svg:x="16.4cm" svg:y="12cm">
          <draw:text-box>
            <text:p/>
          </draw:text-box>
        </draw:frame>
        <draw:frame draw:style-name="gr5" draw:text-style-name="P8" draw:layer="layout" svg:width="4.4cm" svg:height="1.187cm" svg:x="16cm" svg:y="11.6cm">
          <draw:text-box>
            <text:p/>
          </draw:text-box>
        </draw:frame>
        <draw:frame draw:style-name="gr5" draw:text-style-name="P8" draw:layer="layout" svg:width="4.4cm" svg:height="1.187cm" svg:x="16cm" svg:y="12.2cm">
          <draw:text-box>
            <text:p/>
          </draw:text-box>
        </draw:frame>
        <draw:frame draw:style-name="gr4" draw:text-style-name="P7" draw:layer="layout" svg:width="0.502cm" svg:height="1.187cm" svg:x="16.4cm" svg:y="13cm">
          <draw:text-box>
            <text:p/>
          </draw:text-box>
        </draw:frame>
        <draw:frame draw:style-name="gr4" draw:text-style-name="P7" draw:layer="layout" svg:width="0.502cm" svg:height="1.187cm" svg:x="16.395cm" svg:y="13.138cm">
          <draw:text-box>
            <text:p/>
          </draw:text-box>
        </draw:frame>
        <draw:frame draw:style-name="gr3" draw:text-style-name="P12" draw:layer="layout" svg:width="2.5cm" svg:height="1.673cm" svg:x="13.296cm" svg:y="12.538cm">
          <draw:text-box>
            <text:p text:style-name="P11">a[2][<text:span text:style-name="T3">1</text:span>]</text:p>
          </draw:text-box>
        </draw:frame>
        <draw:frame draw:style-name="gr4" draw:text-style-name="P7" draw:layer="layout" svg:width="0.502cm" svg:height="1.187cm" svg:x="16.396cm" svg:y="13.138cm">
          <draw:text-box>
            <text:p/>
          </draw:text-box>
        </draw:frame>
        <draw:frame draw:style-name="gr5" draw:text-style-name="P8" draw:layer="layout" svg:width="4.4cm" svg:height="1.187cm" svg:x="15.996cm" svg:y="12.738cm">
          <draw:text-box>
            <text:p/>
          </draw:text-box>
        </draw:frame>
        <draw:frame draw:style-name="gr5" draw:text-style-name="P8" draw:layer="layout" svg:width="4.4cm" svg:height="1.187cm" svg:x="15.996cm" svg:y="13.338cm">
          <draw:text-box>
            <text:p/>
          </draw:text-box>
        </draw:frame>
        <draw:frame draw:style-name="gr4" draw:text-style-name="P7" draw:layer="layout" svg:width="0.502cm" svg:height="1.187cm" svg:x="16.396cm" svg:y="14.338cm">
          <draw:text-box>
            <text:p/>
          </draw:text-box>
        </draw:frame>
        <draw:frame draw:style-name="gr5" draw:text-style-name="P8" draw:layer="layout" svg:width="4.4cm" svg:height="1.187cm" svg:x="15.996cm" svg:y="13.938cm">
          <draw:text-box>
            <text:p/>
          </draw:text-box>
        </draw:frame>
        <draw:frame draw:style-name="gr5" draw:text-style-name="P8" draw:layer="layout" svg:width="4.4cm" svg:height="1.187cm" svg:x="15.996cm" svg:y="14.538cm">
          <draw:text-box>
            <text:p/>
          </draw:text-box>
        </draw:frame>
        <draw:frame draw:style-name="gr7" draw:text-style-name="P7" draw:layer="layout" svg:width="0.502cm" svg:height="1.187cm" svg:x="16.396cm" svg:y="1.2cm">
          <draw:text-box>
            <text:p/>
          </draw:text-box>
        </draw:frame>
        <draw:frame draw:style-name="gr8" draw:text-style-name="P8" draw:layer="layout" svg:width="4.4cm" svg:height="0.806cm" svg:x="15.996cm" svg:y="0.8cm">
          <draw:text-box>
            <text:p text:style-name="P13"><text:span text:style-name="T4">0</text:span></text:p>
          </draw:text-box>
        </draw:frame>
        <draw:frame draw:style-name="gr8" draw:text-style-name="P8" draw:layer="layout" svg:width="4.4cm" svg:height="0.806cm" svg:x="15.996cm" svg:y="1.4cm">
          <draw:text-box>
            <text:p text:style-name="P13"><text:span text:style-name="T4">1</text:span></text:p>
          </draw:text-box>
        </draw:frame>
        <draw:frame draw:style-name="gr7" draw:text-style-name="P7" draw:layer="layout" svg:width="0.502cm" svg:height="1.187cm" svg:x="16.396cm" svg:y="2.4cm">
          <draw:text-box>
            <text:p/>
          </draw:text-box>
        </draw:frame>
        <draw:frame draw:style-name="gr8" draw:text-style-name="P8" draw:layer="layout" svg:width="4.4cm" svg:height="0.806cm" svg:x="15.996cm" svg:y="2cm">
          <draw:text-box>
            <text:p text:style-name="P13"><text:span text:style-name="T4">2</text:span></text:p>
          </draw:text-box>
        </draw:frame>
        <draw:frame draw:style-name="gr8" draw:text-style-name="P8" draw:layer="layout" svg:width="4.4cm" svg:height="0.806cm" svg:x="15.996cm" svg:y="2.6cm">
          <draw:text-box>
            <text:p text:style-name="P13"><text:span text:style-name="T4">3</text:span></text:p>
          </draw:text-box>
        </draw:frame>
        <draw:frame draw:style-name="gr7" draw:text-style-name="P7" draw:layer="layout" svg:width="0.502cm" svg:height="1.187cm" svg:x="16.397cm" svg:y="3.6cm">
          <draw:text-box>
            <text:p/>
          </draw:text-box>
        </draw:frame>
        <draw:frame draw:style-name="gr8" draw:text-style-name="P8" draw:layer="layout" svg:width="4.4cm" svg:height="0.806cm" svg:x="15.997cm" svg:y="3.2cm">
          <draw:text-box>
            <text:p text:style-name="P13"><text:span text:style-name="T4">4</text:span></text:p>
          </draw:text-box>
        </draw:frame>
        <draw:frame draw:style-name="gr8" draw:text-style-name="P8" draw:layer="layout" svg:width="4.4cm" svg:height="0.806cm" svg:x="15.997cm" svg:y="3.8cm">
          <draw:text-box>
            <text:p text:style-name="P13"><text:span text:style-name="T4">5</text:span></text:p>
          </draw:text-box>
        </draw:frame>
        <draw:frame draw:style-name="gr7" draw:text-style-name="P7" draw:layer="layout" svg:width="0.502cm" svg:height="1.187cm" svg:x="16.397cm" svg:y="4.8cm">
          <draw:text-box>
            <text:p/>
          </draw:text-box>
        </draw:frame>
        <draw:frame draw:style-name="gr8" draw:text-style-name="P8" draw:layer="layout" svg:width="4.4cm" svg:height="0.806cm" svg:x="15.997cm" svg:y="4.4cm">
          <draw:text-box>
            <text:p text:style-name="P13"><text:span text:style-name="T4">6</text:span></text:p>
          </draw:text-box>
        </draw:frame>
        <draw:frame draw:style-name="gr8" draw:text-style-name="P8" draw:layer="layout" svg:width="4.4cm" svg:height="0.806cm" svg:x="15.997cm" svg:y="5cm">
          <draw:text-box>
            <text:p text:style-name="P13"><text:span text:style-name="T4">7</text:span></text:p>
          </draw:text-box>
        </draw:frame>
        <draw:frame draw:style-name="gr7" draw:text-style-name="P7" draw:layer="layout" svg:width="0.502cm" svg:height="1.187cm" svg:x="16.398cm" svg:y="6cm">
          <draw:text-box>
            <text:p/>
          </draw:text-box>
        </draw:frame>
        <draw:frame draw:style-name="gr8" draw:text-style-name="P8" draw:layer="layout" svg:width="4.4cm" svg:height="0.806cm" svg:x="15.998cm" svg:y="5.6cm">
          <draw:text-box>
            <text:p text:style-name="P13"><text:span text:style-name="T4">8</text:span></text:p>
          </draw:text-box>
        </draw:frame>
        <draw:frame draw:style-name="gr8" draw:text-style-name="P8" draw:layer="layout" svg:width="4.4cm" svg:height="0.806cm" svg:x="15.998cm" svg:y="6.2cm">
          <draw:text-box>
            <text:p text:style-name="P13"><text:span text:style-name="T4">9</text:span></text:p>
          </draw:text-box>
        </draw:frame>
        <draw:frame draw:style-name="gr7" draw:text-style-name="P7" draw:layer="layout" svg:width="0.502cm" svg:height="1.187cm" svg:x="16.398cm" svg:y="7.2cm">
          <draw:text-box>
            <text:p/>
          </draw:text-box>
        </draw:frame>
        <draw:frame draw:style-name="gr8" draw:text-style-name="P8" draw:layer="layout" svg:width="4.4cm" svg:height="0.806cm" svg:x="15.998cm" svg:y="6.8cm">
          <draw:text-box>
            <text:p text:style-name="P13"><text:span text:style-name="T4">1</text:span><text:span text:style-name="T4">0</text:span></text:p>
          </draw:text-box>
        </draw:frame>
        <draw:frame draw:style-name="gr8" draw:text-style-name="P8" draw:layer="layout" svg:width="4.4cm" svg:height="0.806cm" svg:x="15.998cm" svg:y="7.4cm">
          <draw:text-box>
            <text:p text:style-name="P13"><text:span text:style-name="T4">11</text:span></text:p>
          </draw:text-box>
        </draw:frame>
        <draw:frame draw:style-name="gr7" draw:text-style-name="P7" draw:layer="layout" svg:width="0.502cm" svg:height="1.187cm" svg:x="16.399cm" svg:y="8.4cm">
          <draw:text-box>
            <text:p/>
          </draw:text-box>
        </draw:frame>
        <draw:frame draw:style-name="gr8" draw:text-style-name="P8" draw:layer="layout" svg:width="4.4cm" svg:height="0.806cm" svg:x="15.999cm" svg:y="8cm">
          <draw:text-box>
            <text:p text:style-name="P13"><text:span text:style-name="T4">12</text:span></text:p>
          </draw:text-box>
        </draw:frame>
        <draw:frame draw:style-name="gr8" draw:text-style-name="P8" draw:layer="layout" svg:width="4.4cm" svg:height="0.806cm" svg:x="15.999cm" svg:y="8.6cm">
          <draw:text-box>
            <text:p text:style-name="P13"><text:span text:style-name="T4">13</text:span></text:p>
          </draw:text-box>
        </draw:frame>
        <draw:frame draw:style-name="gr7" draw:text-style-name="P7" draw:layer="layout" svg:width="0.502cm" svg:height="1.187cm" svg:x="16.399cm" svg:y="9.6cm">
          <draw:text-box>
            <text:p/>
          </draw:text-box>
        </draw:frame>
        <draw:frame draw:style-name="gr8" draw:text-style-name="P8" draw:layer="layout" svg:width="4.4cm" svg:height="0.806cm" svg:x="15.999cm" svg:y="9.2cm">
          <draw:text-box>
            <text:p text:style-name="P13"><text:span text:style-name="T4">14</text:span></text:p>
          </draw:text-box>
        </draw:frame>
        <draw:frame draw:style-name="gr8" draw:text-style-name="P8" draw:layer="layout" svg:width="4.4cm" svg:height="0.806cm" svg:x="15.999cm" svg:y="9.8cm">
          <draw:text-box>
            <text:p text:style-name="P13"><text:span text:style-name="T4">15</text:span></text:p>
          </draw:text-box>
        </draw:frame>
        <draw:frame draw:style-name="gr7" draw:text-style-name="P7" draw:layer="layout" svg:width="0.502cm" svg:height="1.187cm" svg:x="16.399cm" svg:y="10.8cm">
          <draw:text-box>
            <text:p/>
          </draw:text-box>
        </draw:frame>
        <draw:frame draw:style-name="gr7" draw:text-style-name="P7" draw:layer="layout" svg:width="0.502cm" svg:height="1.187cm" svg:x="16.4cm" svg:y="10.8cm">
          <draw:text-box>
            <text:p/>
          </draw:text-box>
        </draw:frame>
        <draw:frame draw:style-name="gr8" draw:text-style-name="P8" draw:layer="layout" svg:width="4.4cm" svg:height="0.806cm" svg:x="16cm" svg:y="10.4cm">
          <draw:text-box>
            <text:p text:style-name="P13"><text:span text:style-name="T4">16</text:span></text:p>
          </draw:text-box>
        </draw:frame>
        <draw:frame draw:style-name="gr8" draw:text-style-name="P8" draw:layer="layout" svg:width="4.4cm" svg:height="0.806cm" svg:x="16cm" svg:y="11cm">
          <draw:text-box>
            <text:p text:style-name="P13"><text:span text:style-name="T4">17</text:span></text:p>
          </draw:text-box>
        </draw:frame>
        <draw:frame draw:style-name="gr7" draw:text-style-name="P7" draw:layer="layout" svg:width="0.502cm" svg:height="1.187cm" svg:x="16.4cm" svg:y="12cm">
          <draw:text-box>
            <text:p/>
          </draw:text-box>
        </draw:frame>
        <draw:frame draw:style-name="gr8" draw:text-style-name="P8" draw:layer="layout" svg:width="4.4cm" svg:height="0.806cm" svg:x="16cm" svg:y="11.6cm">
          <draw:text-box>
            <text:p text:style-name="P13"><text:span text:style-name="T4">18</text:span></text:p>
          </draw:text-box>
        </draw:frame>
        <draw:frame draw:style-name="gr8" draw:text-style-name="P8" draw:layer="layout" svg:width="4.4cm" svg:height="0.806cm" svg:x="16cm" svg:y="12.2cm">
          <draw:text-box>
            <text:p text:style-name="P13"><text:span text:style-name="T4">19</text:span></text:p>
          </draw:text-box>
        </draw:frame>
        <draw:frame draw:style-name="gr7" draw:text-style-name="P7" draw:layer="layout" svg:width="0.502cm" svg:height="1.187cm" svg:x="16.4cm" svg:y="13cm">
          <draw:text-box>
            <text:p/>
          </draw:text-box>
        </draw:frame>
        <draw:frame draw:style-name="gr7" draw:text-style-name="P7" draw:layer="layout" svg:width="0.502cm" svg:height="1.187cm" svg:x="16.395cm" svg:y="13.138cm">
          <draw:text-box>
            <text:p/>
          </draw:text-box>
        </draw:frame>
        <draw:frame draw:style-name="gr7" draw:text-style-name="P7" draw:layer="layout" svg:width="0.502cm" svg:height="1.187cm" svg:x="16.396cm" svg:y="13.138cm">
          <draw:text-box>
            <text:p/>
          </draw:text-box>
        </draw:frame>
        <draw:frame draw:style-name="gr8" draw:text-style-name="P8" draw:layer="layout" svg:width="4.4cm" svg:height="0.806cm" svg:x="15.996cm" svg:y="12.738cm">
          <draw:text-box>
            <text:p text:style-name="P13"><text:span text:style-name="T4">20</text:span></text:p>
          </draw:text-box>
        </draw:frame>
        <draw:frame draw:style-name="gr8" draw:text-style-name="P8" draw:layer="layout" svg:width="4.4cm" svg:height="0.806cm" svg:x="15.996cm" svg:y="13.338cm">
          <draw:text-box>
            <text:p text:style-name="P13"><text:span text:style-name="T4">2</text:span><text:span text:style-name="T4">1</text:span></text:p>
          </draw:text-box>
        </draw:frame>
        <draw:frame draw:style-name="gr7" draw:text-style-name="P7" draw:layer="layout" svg:width="0.502cm" svg:height="1.187cm" svg:x="16.396cm" svg:y="14.338cm">
          <draw:text-box>
            <text:p/>
          </draw:text-box>
        </draw:frame>
        <draw:frame draw:style-name="gr8" draw:text-style-name="P8" draw:layer="layout" svg:width="4.4cm" svg:height="0.806cm" svg:x="15.996cm" svg:y="13.938cm">
          <draw:text-box>
            <text:p text:style-name="P13"><text:span text:style-name="T4">22</text:span></text:p>
          </draw:text-box>
        </draw:frame>
        <draw:frame draw:style-name="gr8" draw:text-style-name="P8" draw:layer="layout" svg:width="4.4cm" svg:height="0.806cm" svg:x="15.996cm" svg:y="14.538cm">
          <draw:text-box>
            <text:p text:style-name="P13"><text:span text:style-name="T4">2</text:span><text:span text:style-name="T4">3</text:span></text:p>
          </draw:text-box>
        </draw:frame>
        <draw:frame draw:style-name="gr9" draw:text-style-name="P12" draw:layer="layout" svg:width="4.2cm" svg:height="1cm" svg:x="20.6cm" svg:y="0.6cm">
          <draw:text-box>
            <text:p text:style-name="P11">a+4*(3*<text:span text:style-name="T3">0</text:span>+0)</text:p>
          </draw:text-box>
        </draw:frame>
        <draw:frame draw:style-name="gr9" draw:text-style-name="P12" draw:layer="layout" svg:width="4.2cm" svg:height="1cm" svg:x="20.6cm" svg:y="3cm">
          <draw:text-box>
            <text:p text:style-name="P11">a+4*(3*<text:span text:style-name="T3">0</text:span>+1)</text:p>
          </draw:text-box>
        </draw:frame>
        <draw:frame draw:style-name="gr9" draw:text-style-name="P12" draw:layer="layout" svg:width="4.2cm" svg:height="1cm" svg:x="20.6cm" svg:y="5.4cm">
          <draw:text-box>
            <text:p text:style-name="P11">a+4*(3*<text:span text:style-name="T3">0</text:span>+2)</text:p>
          </draw:text-box>
        </draw:frame>
        <draw:frame draw:style-name="gr9" draw:text-style-name="P12" draw:layer="layout" svg:width="4.2cm" svg:height="1cm" svg:x="20.6cm" svg:y="7.8cm">
          <draw:text-box>
            <text:p text:style-name="P11">a+4*(3*<text:span text:style-name="T3">1</text:span>+0)</text:p>
          </draw:text-box>
        </draw:frame>
        <draw:frame draw:style-name="gr9" draw:text-style-name="P12" draw:layer="layout" svg:width="4.2cm" svg:height="1cm" svg:x="20.6cm" svg:y="10.2cm">
          <draw:text-box>
            <text:p text:style-name="P11">a+4*(3*<text:span text:style-name="T3">1</text:span>+0)</text:p>
          </draw:text-box>
        </draw:frame>
        <draw:frame draw:style-name="gr9" draw:text-style-name="P12" draw:layer="layout" svg:width="4.2cm" svg:height="1cm" svg:x="20.6cm" svg:y="12.6cm">
          <draw:text-box>
            <text:p text:style-name="P11">a+4*(3*<text:span text:style-name="T3">1</text:span>+1)</text:p>
          </draw:text-box>
        </draw:frame>
        <draw:frame draw:style-name="gr10" draw:text-style-name="P12" draw:layer="layout" svg:width="2.267cm" svg:height="0.962cm" svg:x="0.8cm" svg:y="4.6cm">
          <draw:text-box>
            <text:p text:style-name="P11">Em C:</text:p>
          </draw:text-box>
        </draw:frame>
        <draw:frame draw:style-name="gr10" draw:text-style-name="P12" draw:layer="layout" svg:width="4.519cm" svg:height="0.962cm" svg:x="5.6cm" svg:y="4.638cm">
          <draw:text-box>
            <text:p text:style-name="P11">Em Assembly:</text:p>
          </draw:text-box>
        </draw:frame>
        <draw:frame draw:style-name="gr10" draw:text-style-name="P12" draw:layer="layout" svg:width="3.415cm" svg:height="0.962cm" svg:x="0.801cm" svg:y="6cm">
          <draw:text-box>
            <text:p text:style-name="P11">a=&amp;a[0][0]</text:p>
          </draw:text-box>
        </draw:frame>
        <draw:frame draw:style-name="gr11" draw:text-style-name="P12" draw:layer="layout" svg:width="8cm" svg:height="2.384cm" svg:x="5.4cm" svg:y="5.838cm">
          <draw:text-box>
            <text:p text:style-name="P11">a=Endereço do primeiro</text:p>
            <text:p text:style-name="P11">byte inteiro da primeira linha e primeira coluna. </text:p>
          </draw:text-box>
        </draw:frame>
        <draw:frame draw:style-name="gr10" draw:text-style-name="P12" draw:layer="layout" svg:width="3.237cm" svg:height="0.962cm" svg:x="0.802cm" svg:y="9cm">
          <draw:text-box>
            <text:p text:style-name="P11">*a=a[0][0]</text:p>
          </draw:text-box>
        </draw:frame>
        <draw:frame draw:style-name="gr11" draw:text-style-name="P12" draw:layer="layout" svg:width="8cm" svg:height="3.095cm" svg:x="5.4cm" svg:y="8.938cm">
          <draw:text-box>
            <text:p text:style-name="P11">dword [a]= conteúdo dos 4 <text:s/>primeiros bytes do inteiro da primeira linha e primeira coluna. </text:p>
          </draw:text-box>
        </draw:frame>
        <draw:frame draw:style-name="gr10" draw:text-style-name="P15" draw:layer="layout" svg:width="8.761cm" svg:height="0.962cm" svg:x="1cm" svg:y="1cm">
          <draw:text-box>
            <text:p text:style-name="P14"><text:span text:style-name="T3">Forma 2: Colunas primeir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0">
        <draw:frame draw:style-name="gr3" draw:text-style-name="P12" draw:layer="layout" svg:width="2.5cm" svg:height="1.673cm" svg:x="13.296cm" svg:y="0.6cm">
          <draw:text-box>
            <text:p text:style-name="P11">a[0][0]</text:p>
          </draw:text-box>
        </draw:frame>
        <draw:frame draw:style-name="gr4" draw:text-style-name="P7" draw:layer="layout" svg:width="0.502cm" svg:height="1.187cm" svg:x="16.396cm" svg:y="1.2cm">
          <draw:text-box>
            <text:p/>
          </draw:text-box>
        </draw:frame>
        <draw:frame draw:style-name="gr5" draw:text-style-name="P8" draw:layer="layout" svg:width="4.4cm" svg:height="1.187cm" svg:x="15.996cm" svg:y="0.8cm">
          <draw:text-box>
            <text:p/>
          </draw:text-box>
        </draw:frame>
        <draw:frame draw:style-name="gr5" draw:text-style-name="P8" draw:layer="layout" svg:width="4.4cm" svg:height="1.187cm" svg:x="15.996cm" svg:y="1.4cm">
          <draw:text-box>
            <text:p/>
          </draw:text-box>
        </draw:frame>
        <draw:frame draw:style-name="gr6" draw:text-style-name="P12" draw:layer="layout" svg:width="3.402cm" svg:height="0.962cm" svg:x="1.2cm" svg:y="1.276cm">
          <draw:text-box>
            <text:p text:style-name="P11"><text:span text:style-name="T3">int</text:span> a[3][2];</text:p>
          </draw:text-box>
        </draw:frame>
        <draw:frame draw:style-name="gr4" draw:text-style-name="P7" draw:layer="layout" svg:width="0.502cm" svg:height="1.187cm" svg:x="16.396cm" svg:y="2.4cm">
          <draw:text-box>
            <text:p/>
          </draw:text-box>
        </draw:frame>
        <draw:frame draw:style-name="gr5" draw:text-style-name="P8" draw:layer="layout" svg:width="4.4cm" svg:height="1.187cm" svg:x="15.996cm" svg:y="2cm">
          <draw:text-box>
            <text:p/>
          </draw:text-box>
        </draw:frame>
        <draw:frame draw:style-name="gr5" draw:text-style-name="P8" draw:layer="layout" svg:width="4.4cm" svg:height="1.187cm" svg:x="15.996cm" svg:y="2.6cm">
          <draw:text-box>
            <text:p/>
          </draw:text-box>
        </draw:frame>
        <draw:frame draw:style-name="gr3" draw:text-style-name="P12" draw:layer="layout" svg:width="2.5cm" svg:height="1.673cm" svg:x="13.297cm" svg:y="3cm">
          <draw:text-box>
            <text:p text:style-name="P11">a[0][1]</text:p>
          </draw:text-box>
        </draw:frame>
        <draw:frame draw:style-name="gr4" draw:text-style-name="P7" draw:layer="layout" svg:width="0.502cm" svg:height="1.187cm" svg:x="16.397cm" svg:y="3.6cm">
          <draw:text-box>
            <text:p/>
          </draw:text-box>
        </draw:frame>
        <draw:frame draw:style-name="gr5" draw:text-style-name="P8" draw:layer="layout" svg:width="4.4cm" svg:height="1.187cm" svg:x="15.997cm" svg:y="3.2cm">
          <draw:text-box>
            <text:p/>
          </draw:text-box>
        </draw:frame>
        <draw:frame draw:style-name="gr5" draw:text-style-name="P8" draw:layer="layout" svg:width="4.4cm" svg:height="1.187cm" svg:x="15.997cm" svg:y="3.8cm">
          <draw:text-box>
            <text:p/>
          </draw:text-box>
        </draw:frame>
        <draw:frame draw:style-name="gr4" draw:text-style-name="P7" draw:layer="layout" svg:width="0.502cm" svg:height="1.187cm" svg:x="16.397cm" svg:y="4.8cm">
          <draw:text-box>
            <text:p/>
          </draw:text-box>
        </draw:frame>
        <draw:frame draw:style-name="gr5" draw:text-style-name="P8" draw:layer="layout" svg:width="4.4cm" svg:height="1.187cm" svg:x="15.997cm" svg:y="4.4cm">
          <draw:text-box>
            <text:p/>
          </draw:text-box>
        </draw:frame>
        <draw:frame draw:style-name="gr5" draw:text-style-name="P8" draw:layer="layout" svg:width="4.4cm" svg:height="1.187cm" svg:x="15.997cm" svg:y="5cm">
          <draw:text-box>
            <text:p/>
          </draw:text-box>
        </draw:frame>
        <draw:frame draw:style-name="gr3" draw:text-style-name="P12" draw:layer="layout" svg:width="2.5cm" svg:height="1.673cm" svg:x="13.298cm" svg:y="5.4cm">
          <draw:text-box>
            <text:p text:style-name="P11">a[1][0]</text:p>
          </draw:text-box>
        </draw:frame>
        <draw:frame draw:style-name="gr4" draw:text-style-name="P7" draw:layer="layout" svg:width="0.502cm" svg:height="1.187cm" svg:x="16.398cm" svg:y="6cm">
          <draw:text-box>
            <text:p/>
          </draw:text-box>
        </draw:frame>
        <draw:frame draw:style-name="gr5" draw:text-style-name="P8" draw:layer="layout" svg:width="4.4cm" svg:height="1.187cm" svg:x="15.998cm" svg:y="5.6cm">
          <draw:text-box>
            <text:p/>
          </draw:text-box>
        </draw:frame>
        <draw:frame draw:style-name="gr5" draw:text-style-name="P8" draw:layer="layout" svg:width="4.4cm" svg:height="1.187cm" svg:x="15.998cm" svg:y="6.2cm">
          <draw:text-box>
            <text:p/>
          </draw:text-box>
        </draw:frame>
        <draw:frame draw:style-name="gr4" draw:text-style-name="P7" draw:layer="layout" svg:width="0.502cm" svg:height="1.187cm" svg:x="16.398cm" svg:y="7.2cm">
          <draw:text-box>
            <text:p/>
          </draw:text-box>
        </draw:frame>
        <draw:frame draw:style-name="gr5" draw:text-style-name="P8" draw:layer="layout" svg:width="4.4cm" svg:height="1.187cm" svg:x="15.998cm" svg:y="6.8cm">
          <draw:text-box>
            <text:p/>
          </draw:text-box>
        </draw:frame>
        <draw:frame draw:style-name="gr5" draw:text-style-name="P8" draw:layer="layout" svg:width="4.4cm" svg:height="1.187cm" svg:x="15.998cm" svg:y="7.4cm">
          <draw:text-box>
            <text:p/>
          </draw:text-box>
        </draw:frame>
        <draw:frame draw:style-name="gr3" draw:text-style-name="P12" draw:layer="layout" svg:width="2.5cm" svg:height="1.673cm" svg:x="13.299cm" svg:y="7.8cm">
          <draw:text-box>
            <text:p text:style-name="P11">a[1][1]</text:p>
          </draw:text-box>
        </draw:frame>
        <draw:frame draw:style-name="gr4" draw:text-style-name="P7" draw:layer="layout" svg:width="0.502cm" svg:height="1.187cm" svg:x="16.399cm" svg:y="8.4cm">
          <draw:text-box>
            <text:p/>
          </draw:text-box>
        </draw:frame>
        <draw:frame draw:style-name="gr5" draw:text-style-name="P8" draw:layer="layout" svg:width="4.4cm" svg:height="1.187cm" svg:x="15.999cm" svg:y="8cm">
          <draw:text-box>
            <text:p/>
          </draw:text-box>
        </draw:frame>
        <draw:frame draw:style-name="gr5" draw:text-style-name="P8" draw:layer="layout" svg:width="4.4cm" svg:height="1.187cm" svg:x="15.999cm" svg:y="8.6cm">
          <draw:text-box>
            <text:p/>
          </draw:text-box>
        </draw:frame>
        <draw:frame draw:style-name="gr4" draw:text-style-name="P7" draw:layer="layout" svg:width="0.502cm" svg:height="1.187cm" svg:x="16.399cm" svg:y="9.6cm">
          <draw:text-box>
            <text:p/>
          </draw:text-box>
        </draw:frame>
        <draw:frame draw:style-name="gr5" draw:text-style-name="P8" draw:layer="layout" svg:width="4.4cm" svg:height="1.187cm" svg:x="15.999cm" svg:y="9.2cm">
          <draw:text-box>
            <text:p/>
          </draw:text-box>
        </draw:frame>
        <draw:frame draw:style-name="gr5" draw:text-style-name="P8" draw:layer="layout" svg:width="4.4cm" svg:height="1.187cm" svg:x="15.999cm" svg:y="9.8cm">
          <draw:text-box>
            <text:p/>
          </draw:text-box>
        </draw:frame>
        <draw:frame draw:style-name="gr4" draw:text-style-name="P7" draw:layer="layout" svg:width="0.502cm" svg:height="1.187cm" svg:x="16.399cm" svg:y="10.8cm">
          <draw:text-box>
            <text:p/>
          </draw:text-box>
        </draw:frame>
        <draw:frame draw:style-name="gr3" draw:text-style-name="P12" draw:layer="layout" svg:width="2.5cm" svg:height="1.673cm" svg:x="13.3cm" svg:y="10.2cm">
          <draw:text-box>
            <text:p text:style-name="P11">a[2][0]</text:p>
          </draw:text-box>
        </draw:frame>
        <draw:frame draw:style-name="gr4" draw:text-style-name="P7" draw:layer="layout" svg:width="0.502cm" svg:height="1.187cm" svg:x="16.4cm" svg:y="10.8cm">
          <draw:text-box>
            <text:p/>
          </draw:text-box>
        </draw:frame>
        <draw:frame draw:style-name="gr5" draw:text-style-name="P8" draw:layer="layout" svg:width="4.4cm" svg:height="1.187cm" svg:x="16cm" svg:y="10.4cm">
          <draw:text-box>
            <text:p/>
          </draw:text-box>
        </draw:frame>
        <draw:frame draw:style-name="gr5" draw:text-style-name="P8" draw:layer="layout" svg:width="4.4cm" svg:height="1.187cm" svg:x="16cm" svg:y="11cm">
          <draw:text-box>
            <text:p/>
          </draw:text-box>
        </draw:frame>
        <draw:frame draw:style-name="gr4" draw:text-style-name="P7" draw:layer="layout" svg:width="0.502cm" svg:height="1.187cm" svg:x="16.4cm" svg:y="12cm">
          <draw:text-box>
            <text:p/>
          </draw:text-box>
        </draw:frame>
        <draw:frame draw:style-name="gr5" draw:text-style-name="P8" draw:layer="layout" svg:width="4.4cm" svg:height="1.187cm" svg:x="16cm" svg:y="11.6cm">
          <draw:text-box>
            <text:p/>
          </draw:text-box>
        </draw:frame>
        <draw:frame draw:style-name="gr5" draw:text-style-name="P8" draw:layer="layout" svg:width="4.4cm" svg:height="1.187cm" svg:x="16cm" svg:y="12.2cm">
          <draw:text-box>
            <text:p/>
          </draw:text-box>
        </draw:frame>
        <draw:frame draw:style-name="gr4" draw:text-style-name="P7" draw:layer="layout" svg:width="0.502cm" svg:height="1.187cm" svg:x="16.4cm" svg:y="13cm">
          <draw:text-box>
            <text:p/>
          </draw:text-box>
        </draw:frame>
        <draw:frame draw:style-name="gr4" draw:text-style-name="P7" draw:layer="layout" svg:width="0.502cm" svg:height="1.187cm" svg:x="16.395cm" svg:y="13.138cm">
          <draw:text-box>
            <text:p/>
          </draw:text-box>
        </draw:frame>
        <draw:frame draw:style-name="gr3" draw:text-style-name="P12" draw:layer="layout" svg:width="2.5cm" svg:height="1.673cm" svg:x="13.296cm" svg:y="12.538cm">
          <draw:text-box>
            <text:p text:style-name="P11">a[2][1]</text:p>
          </draw:text-box>
        </draw:frame>
        <draw:frame draw:style-name="gr4" draw:text-style-name="P7" draw:layer="layout" svg:width="0.502cm" svg:height="1.187cm" svg:x="16.396cm" svg:y="13.138cm">
          <draw:text-box>
            <text:p/>
          </draw:text-box>
        </draw:frame>
        <draw:frame draw:style-name="gr5" draw:text-style-name="P8" draw:layer="layout" svg:width="4.4cm" svg:height="1.187cm" svg:x="15.996cm" svg:y="12.738cm">
          <draw:text-box>
            <text:p/>
          </draw:text-box>
        </draw:frame>
        <draw:frame draw:style-name="gr5" draw:text-style-name="P8" draw:layer="layout" svg:width="4.4cm" svg:height="1.187cm" svg:x="15.996cm" svg:y="13.338cm">
          <draw:text-box>
            <text:p/>
          </draw:text-box>
        </draw:frame>
        <draw:frame draw:style-name="gr4" draw:text-style-name="P7" draw:layer="layout" svg:width="0.502cm" svg:height="1.187cm" svg:x="16.396cm" svg:y="14.338cm">
          <draw:text-box>
            <text:p/>
          </draw:text-box>
        </draw:frame>
        <draw:frame draw:style-name="gr5" draw:text-style-name="P8" draw:layer="layout" svg:width="4.4cm" svg:height="1.187cm" svg:x="15.996cm" svg:y="13.938cm">
          <draw:text-box>
            <text:p/>
          </draw:text-box>
        </draw:frame>
        <draw:frame draw:style-name="gr5" draw:text-style-name="P8" draw:layer="layout" svg:width="4.4cm" svg:height="1.187cm" svg:x="15.996cm" svg:y="14.538cm">
          <draw:text-box>
            <text:p/>
          </draw:text-box>
        </draw:frame>
        <draw:frame draw:style-name="gr7" draw:text-style-name="P7" draw:layer="layout" svg:width="0.502cm" svg:height="1.187cm" svg:x="16.396cm" svg:y="1.2cm">
          <draw:text-box>
            <text:p/>
          </draw:text-box>
        </draw:frame>
        <draw:frame draw:style-name="gr8" draw:text-style-name="P8" draw:layer="layout" svg:width="4.4cm" svg:height="0.806cm" svg:x="15.996cm" svg:y="0.8cm">
          <draw:text-box>
            <text:p text:style-name="P13"><text:span text:style-name="T4">0</text:span></text:p>
          </draw:text-box>
        </draw:frame>
        <draw:frame draw:style-name="gr8" draw:text-style-name="P8" draw:layer="layout" svg:width="4.4cm" svg:height="0.806cm" svg:x="15.996cm" svg:y="1.4cm">
          <draw:text-box>
            <text:p text:style-name="P13"><text:span text:style-name="T4">1</text:span></text:p>
          </draw:text-box>
        </draw:frame>
        <draw:frame draw:style-name="gr7" draw:text-style-name="P7" draw:layer="layout" svg:width="0.502cm" svg:height="1.187cm" svg:x="16.396cm" svg:y="2.4cm">
          <draw:text-box>
            <text:p/>
          </draw:text-box>
        </draw:frame>
        <draw:frame draw:style-name="gr8" draw:text-style-name="P8" draw:layer="layout" svg:width="4.4cm" svg:height="0.806cm" svg:x="15.996cm" svg:y="2cm">
          <draw:text-box>
            <text:p text:style-name="P13"><text:span text:style-name="T4">2</text:span></text:p>
          </draw:text-box>
        </draw:frame>
        <draw:frame draw:style-name="gr8" draw:text-style-name="P8" draw:layer="layout" svg:width="4.4cm" svg:height="0.806cm" svg:x="15.996cm" svg:y="2.6cm">
          <draw:text-box>
            <text:p text:style-name="P13"><text:span text:style-name="T4">3</text:span></text:p>
          </draw:text-box>
        </draw:frame>
        <draw:frame draw:style-name="gr7" draw:text-style-name="P7" draw:layer="layout" svg:width="0.502cm" svg:height="1.187cm" svg:x="16.397cm" svg:y="3.6cm">
          <draw:text-box>
            <text:p/>
          </draw:text-box>
        </draw:frame>
        <draw:frame draw:style-name="gr8" draw:text-style-name="P8" draw:layer="layout" svg:width="4.4cm" svg:height="0.806cm" svg:x="15.997cm" svg:y="3.2cm">
          <draw:text-box>
            <text:p text:style-name="P13"><text:span text:style-name="T4">4</text:span></text:p>
          </draw:text-box>
        </draw:frame>
        <draw:frame draw:style-name="gr8" draw:text-style-name="P8" draw:layer="layout" svg:width="4.4cm" svg:height="0.806cm" svg:x="15.997cm" svg:y="3.8cm">
          <draw:text-box>
            <text:p text:style-name="P13"><text:span text:style-name="T4">5</text:span></text:p>
          </draw:text-box>
        </draw:frame>
        <draw:frame draw:style-name="gr7" draw:text-style-name="P7" draw:layer="layout" svg:width="0.502cm" svg:height="1.187cm" svg:x="16.397cm" svg:y="4.8cm">
          <draw:text-box>
            <text:p/>
          </draw:text-box>
        </draw:frame>
        <draw:frame draw:style-name="gr8" draw:text-style-name="P8" draw:layer="layout" svg:width="4.4cm" svg:height="0.806cm" svg:x="15.997cm" svg:y="4.4cm">
          <draw:text-box>
            <text:p text:style-name="P13"><text:span text:style-name="T4">6</text:span></text:p>
          </draw:text-box>
        </draw:frame>
        <draw:frame draw:style-name="gr8" draw:text-style-name="P8" draw:layer="layout" svg:width="4.4cm" svg:height="0.806cm" svg:x="15.997cm" svg:y="5cm">
          <draw:text-box>
            <text:p text:style-name="P13"><text:span text:style-name="T4">7</text:span></text:p>
          </draw:text-box>
        </draw:frame>
        <draw:frame draw:style-name="gr7" draw:text-style-name="P7" draw:layer="layout" svg:width="0.502cm" svg:height="1.187cm" svg:x="16.398cm" svg:y="6cm">
          <draw:text-box>
            <text:p/>
          </draw:text-box>
        </draw:frame>
        <draw:frame draw:style-name="gr8" draw:text-style-name="P8" draw:layer="layout" svg:width="4.4cm" svg:height="0.806cm" svg:x="15.998cm" svg:y="5.6cm">
          <draw:text-box>
            <text:p text:style-name="P13"><text:span text:style-name="T4">8</text:span></text:p>
          </draw:text-box>
        </draw:frame>
        <draw:frame draw:style-name="gr8" draw:text-style-name="P8" draw:layer="layout" svg:width="4.4cm" svg:height="0.806cm" svg:x="15.998cm" svg:y="6.2cm">
          <draw:text-box>
            <text:p text:style-name="P13"><text:span text:style-name="T4">9</text:span></text:p>
          </draw:text-box>
        </draw:frame>
        <draw:frame draw:style-name="gr7" draw:text-style-name="P7" draw:layer="layout" svg:width="0.502cm" svg:height="1.187cm" svg:x="16.398cm" svg:y="7.2cm">
          <draw:text-box>
            <text:p/>
          </draw:text-box>
        </draw:frame>
        <draw:frame draw:style-name="gr8" draw:text-style-name="P8" draw:layer="layout" svg:width="4.4cm" svg:height="0.806cm" svg:x="15.998cm" svg:y="6.8cm">
          <draw:text-box>
            <text:p text:style-name="P13"><text:span text:style-name="T4">10</text:span></text:p>
          </draw:text-box>
        </draw:frame>
        <draw:frame draw:style-name="gr8" draw:text-style-name="P8" draw:layer="layout" svg:width="4.4cm" svg:height="0.806cm" svg:x="15.998cm" svg:y="7.4cm">
          <draw:text-box>
            <text:p text:style-name="P13"><text:span text:style-name="T4">11</text:span></text:p>
          </draw:text-box>
        </draw:frame>
        <draw:frame draw:style-name="gr7" draw:text-style-name="P7" draw:layer="layout" svg:width="0.502cm" svg:height="1.187cm" svg:x="16.399cm" svg:y="8.4cm">
          <draw:text-box>
            <text:p/>
          </draw:text-box>
        </draw:frame>
        <draw:frame draw:style-name="gr8" draw:text-style-name="P8" draw:layer="layout" svg:width="4.4cm" svg:height="0.806cm" svg:x="15.999cm" svg:y="8cm">
          <draw:text-box>
            <text:p text:style-name="P13"><text:span text:style-name="T4">12</text:span></text:p>
          </draw:text-box>
        </draw:frame>
        <draw:frame draw:style-name="gr8" draw:text-style-name="P8" draw:layer="layout" svg:width="4.4cm" svg:height="0.806cm" svg:x="15.999cm" svg:y="8.6cm">
          <draw:text-box>
            <text:p text:style-name="P13"><text:span text:style-name="T4">13</text:span></text:p>
          </draw:text-box>
        </draw:frame>
        <draw:frame draw:style-name="gr7" draw:text-style-name="P7" draw:layer="layout" svg:width="0.502cm" svg:height="1.187cm" svg:x="16.399cm" svg:y="9.6cm">
          <draw:text-box>
            <text:p/>
          </draw:text-box>
        </draw:frame>
        <draw:frame draw:style-name="gr8" draw:text-style-name="P8" draw:layer="layout" svg:width="4.4cm" svg:height="0.806cm" svg:x="15.999cm" svg:y="9.2cm">
          <draw:text-box>
            <text:p text:style-name="P13"><text:span text:style-name="T4">14</text:span></text:p>
          </draw:text-box>
        </draw:frame>
        <draw:frame draw:style-name="gr8" draw:text-style-name="P8" draw:layer="layout" svg:width="4.4cm" svg:height="0.806cm" svg:x="15.999cm" svg:y="9.8cm">
          <draw:text-box>
            <text:p text:style-name="P13"><text:span text:style-name="T4">15</text:span></text:p>
          </draw:text-box>
        </draw:frame>
        <draw:frame draw:style-name="gr7" draw:text-style-name="P7" draw:layer="layout" svg:width="0.502cm" svg:height="1.187cm" svg:x="16.399cm" svg:y="10.8cm">
          <draw:text-box>
            <text:p/>
          </draw:text-box>
        </draw:frame>
        <draw:frame draw:style-name="gr7" draw:text-style-name="P7" draw:layer="layout" svg:width="0.502cm" svg:height="1.187cm" svg:x="16.4cm" svg:y="10.8cm">
          <draw:text-box>
            <text:p/>
          </draw:text-box>
        </draw:frame>
        <draw:frame draw:style-name="gr8" draw:text-style-name="P8" draw:layer="layout" svg:width="4.4cm" svg:height="0.806cm" svg:x="16cm" svg:y="10.4cm">
          <draw:text-box>
            <text:p text:style-name="P13"><text:span text:style-name="T4">16</text:span></text:p>
          </draw:text-box>
        </draw:frame>
        <draw:frame draw:style-name="gr8" draw:text-style-name="P8" draw:layer="layout" svg:width="4.4cm" svg:height="0.806cm" svg:x="16cm" svg:y="11cm">
          <draw:text-box>
            <text:p text:style-name="P13"><text:span text:style-name="T4">17</text:span></text:p>
          </draw:text-box>
        </draw:frame>
        <draw:frame draw:style-name="gr7" draw:text-style-name="P7" draw:layer="layout" svg:width="0.502cm" svg:height="1.187cm" svg:x="16.4cm" svg:y="12cm">
          <draw:text-box>
            <text:p/>
          </draw:text-box>
        </draw:frame>
        <draw:frame draw:style-name="gr8" draw:text-style-name="P8" draw:layer="layout" svg:width="4.4cm" svg:height="0.806cm" svg:x="16cm" svg:y="11.6cm">
          <draw:text-box>
            <text:p text:style-name="P13"><text:span text:style-name="T4">18</text:span></text:p>
          </draw:text-box>
        </draw:frame>
        <draw:frame draw:style-name="gr8" draw:text-style-name="P8" draw:layer="layout" svg:width="4.4cm" svg:height="0.806cm" svg:x="16cm" svg:y="12.2cm">
          <draw:text-box>
            <text:p text:style-name="P13"><text:span text:style-name="T4">19</text:span></text:p>
          </draw:text-box>
        </draw:frame>
        <draw:frame draw:style-name="gr7" draw:text-style-name="P7" draw:layer="layout" svg:width="0.502cm" svg:height="1.187cm" svg:x="16.4cm" svg:y="13cm">
          <draw:text-box>
            <text:p/>
          </draw:text-box>
        </draw:frame>
        <draw:frame draw:style-name="gr7" draw:text-style-name="P7" draw:layer="layout" svg:width="0.502cm" svg:height="1.187cm" svg:x="16.395cm" svg:y="13.138cm">
          <draw:text-box>
            <text:p/>
          </draw:text-box>
        </draw:frame>
        <draw:frame draw:style-name="gr7" draw:text-style-name="P7" draw:layer="layout" svg:width="0.502cm" svg:height="1.187cm" svg:x="16.396cm" svg:y="13.138cm">
          <draw:text-box>
            <text:p/>
          </draw:text-box>
        </draw:frame>
        <draw:frame draw:style-name="gr8" draw:text-style-name="P8" draw:layer="layout" svg:width="4.4cm" svg:height="0.806cm" svg:x="15.996cm" svg:y="12.738cm">
          <draw:text-box>
            <text:p text:style-name="P13"><text:span text:style-name="T4">20</text:span></text:p>
          </draw:text-box>
        </draw:frame>
        <draw:frame draw:style-name="gr8" draw:text-style-name="P8" draw:layer="layout" svg:width="4.4cm" svg:height="0.806cm" svg:x="15.996cm" svg:y="13.338cm">
          <draw:text-box>
            <text:p text:style-name="P13"><text:span text:style-name="T4">21</text:span></text:p>
          </draw:text-box>
        </draw:frame>
        <draw:frame draw:style-name="gr7" draw:text-style-name="P7" draw:layer="layout" svg:width="0.502cm" svg:height="1.187cm" svg:x="16.396cm" svg:y="14.338cm">
          <draw:text-box>
            <text:p/>
          </draw:text-box>
        </draw:frame>
        <draw:frame draw:style-name="gr8" draw:text-style-name="P8" draw:layer="layout" svg:width="4.4cm" svg:height="0.806cm" svg:x="15.996cm" svg:y="13.938cm">
          <draw:text-box>
            <text:p text:style-name="P13"><text:span text:style-name="T4">22</text:span></text:p>
          </draw:text-box>
        </draw:frame>
        <draw:frame draw:style-name="gr8" draw:text-style-name="P8" draw:layer="layout" svg:width="4.4cm" svg:height="0.806cm" svg:x="15.996cm" svg:y="14.538cm">
          <draw:text-box>
            <text:p text:style-name="P13"><text:span text:style-name="T4">23</text:span></text:p>
          </draw:text-box>
        </draw:frame>
        <draw:frame draw:style-name="gr12" draw:text-style-name="P12" draw:layer="layout" svg:width="8.6cm" svg:height="2.384cm" svg:x="1cm" svg:y="5.8cm">
          <draw:text-box>
            <text:p text:style-name="P11">Em geral o endereço de a[i][j] tem a seguinte fórmula: </text:p>
            <text:p text:style-name="P11">&amp;a[ i ][ j ] = a+ COL*j +i</text:p>
          </draw:text-box>
        </draw:frame>
        <draw:frame draw:style-name="gr6" draw:text-style-name="P12" draw:layer="layout" svg:width="4.989cm" svg:height="0.962cm" svg:x="1.198cm" svg:y="2.238cm">
          <draw:text-box>
            <text:p text:style-name="P11"><text:span text:style-name="T3">int</text:span> a[COL][LIN];</text:p>
          </draw:text-box>
        </draw:frame>
        <draw:frame draw:style-name="gr10" draw:text-style-name="P12" draw:layer="layout" svg:width="2.267cm" svg:height="0.962cm" svg:x="0.801cm" svg:y="4.6cm">
          <draw:text-box>
            <text:p text:style-name="P11">Em C:</text:p>
          </draw:text-box>
        </draw:frame>
        <draw:frame draw:style-name="gr10" draw:text-style-name="P12" draw:layer="layout" svg:width="4.519cm" svg:height="0.962cm" svg:x="0.802cm" svg:y="8.9cm">
          <draw:text-box>
            <text:p text:style-name="P11">Em Assembly:</text:p>
          </draw:text-box>
        </draw:frame>
        <draw:frame draw:style-name="gr12" draw:text-style-name="P12" draw:layer="layout" svg:width="8.6cm" svg:height="3.095cm" svg:x="1cm" svg:y="10.4cm">
          <draw:text-box>
            <text:p text:style-name="P11">De maneira semelhante, o endereço de a[i][j] tem a seguinte fórmula: </text:p>
            <text:p text:style-name="P11">&amp;a[ i ][ j ] = a+ (COL*j +i)*4</text:p>
          </draw:text-box>
        </draw:frame>
        <draw:frame draw:style-name="gr10" draw:text-style-name="P15" draw:layer="layout" svg:width="8.761cm" svg:height="0.962cm" svg:x="0.896cm" svg:y="0.038cm">
          <draw:text-box>
            <text:p text:style-name="P14"><text:span text:style-name="T3">Forma 2: Colunas primeiro.</text:span></text:p>
          </draw:text-box>
        </draw:frame>
        <draw:frame draw:style-name="gr9" draw:text-style-name="P12" draw:layer="layout" svg:width="4.2cm" svg:height="1cm" svg:x="20.6cm" svg:y="0.6cm">
          <draw:text-box>
            <text:p text:style-name="P11">a+4*(3*<text:span text:style-name="T5">0</text:span>+0)</text:p>
          </draw:text-box>
        </draw:frame>
        <draw:frame draw:style-name="gr9" draw:text-style-name="P12" draw:layer="layout" svg:width="4.2cm" svg:height="1cm" svg:x="20.6cm" svg:y="3cm">
          <draw:text-box>
            <text:p text:style-name="P11">a+4*(3*<text:span text:style-name="T5">0</text:span>+1)</text:p>
          </draw:text-box>
        </draw:frame>
        <draw:frame draw:style-name="gr9" draw:text-style-name="P12" draw:layer="layout" svg:width="4.2cm" svg:height="1cm" svg:x="20.6cm" svg:y="5.4cm">
          <draw:text-box>
            <text:p text:style-name="P11">a+4*(3*<text:span text:style-name="T5">0</text:span>+2)</text:p>
          </draw:text-box>
        </draw:frame>
        <draw:frame draw:style-name="gr9" draw:text-style-name="P12" draw:layer="layout" svg:width="4.2cm" svg:height="1cm" svg:x="20.6cm" svg:y="7.8cm">
          <draw:text-box>
            <text:p text:style-name="P11">a+4*(3*<text:span text:style-name="T5">1</text:span>+0)</text:p>
          </draw:text-box>
        </draw:frame>
        <draw:frame draw:style-name="gr9" draw:text-style-name="P12" draw:layer="layout" svg:width="4.2cm" svg:height="1cm" svg:x="20.6cm" svg:y="10.2cm">
          <draw:text-box>
            <text:p text:style-name="P11">a+4*(3*<text:span text:style-name="T5">1</text:span>+0)</text:p>
          </draw:text-box>
        </draw:frame>
        <draw:frame draw:style-name="gr9" draw:text-style-name="P12" draw:layer="layout" svg:width="4.2cm" svg:height="1cm" svg:x="20.6cm" svg:y="12.6cm">
          <draw:text-box>
            <text:p text:style-name="P11">a+4*(3*<text:span text:style-name="T5">1</text:span>+1)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Padrão-title" draw:layer="backgroundobjects" svg:width="25.199cm" svg:height="2.63cm" svg:x="1.4cm" svg:y="0.627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4T22:14:37.767209547</meta:creation-date>
    <dc:date>2018-11-11T23:18:02.568472011</dc:date>
    <meta:editing-duration>PT3H50M39S</meta:editing-duration>
    <meta:editing-cycles>18</meta:editing-cycles>
    <meta:generator>LibreOffice/5.1.4.2$Linux_X86_64 LibreOffice_project/10m0$Build-2</meta:generator>
    <meta:document-statistic meta:object-count="532"/>
  </office:meta>
</office:document-meta>
</file>